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none" fo:border-top="none" fo:border-bottom="0.05pt solid #000000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13cm" fo:margin-left="-1.021cm" table:align="left"/>
    </style:style>
    <style:style style:name="Tabela2.A" style:family="table-column">
      <style:table-column-properties style:column-width="4.419cm"/>
    </style:style>
    <style:style style:name="Tabela2.B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E" style:family="table-column">
      <style:table-column-properties style:column-width="4.382cm"/>
    </style:style>
    <style:style style:name="Tabela2.A1" style:family="table-cell">
      <style:table-cell-properties fo:background-color="#00cc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13cm" fo:margin-left="-1.021cm" table:align="left"/>
    </style:style>
    <style:style style:name="Tabela1.A" style:family="table-column">
      <style:table-column-properties style:column-width="4.419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E" style:family="table-column">
      <style:table-column-properties style:column-width="4.382cm"/>
    </style:style>
    <style:style style:name="Tabela1.A1" style:family="table-cell">
      <style:table-cell-properties fo:background-color="#00ccff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13cm" fo:margin-left="-1.021cm" table:align="left"/>
    </style:style>
    <style:style style:name="Tabela3.A" style:family="table-column">
      <style:table-column-properties style:column-width="4.419cm"/>
    </style:style>
    <style:style style:name="Tabela3.B" style:family="table-column">
      <style:table-column-properties style:column-width="3.413cm"/>
    </style:style>
    <style:style style:name="Tabela3.C" style:family="table-column">
      <style:table-column-properties style:column-width="3.387cm"/>
    </style:style>
    <style:style style:name="Tabela3.E" style:family="table-column">
      <style:table-column-properties style:column-width="4.382cm"/>
    </style:style>
    <style:style style:name="Tabela3.A1" style:family="table-cell">
      <style:table-cell-properties fo:background-color="#00ccff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13cm" fo:margin-left="-1.021cm" table:align="left"/>
    </style:style>
    <style:style style:name="Tabela4.A" style:family="table-column">
      <style:table-column-properties style:column-width="4.419cm"/>
    </style:style>
    <style:style style:name="Tabela4.B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4.382cm"/>
    </style:style>
    <style:style style:name="Tabela4.A1" style:family="table-cell">
      <style:table-cell-properties fo:background-color="#00ccff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4" style:family="table-row">
      <style:table-row-properties style:min-row-height="2.191cm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13cm" fo:margin-left="-1.021cm" table:align="left"/>
    </style:style>
    <style:style style:name="Tabela5.A" style:family="table-column">
      <style:table-column-properties style:column-width="4.419cm"/>
    </style:style>
    <style:style style:name="Tabela5.B" style:family="table-column">
      <style:table-column-properties style:column-width="3.413cm"/>
    </style:style>
    <style:style style:name="Tabela5.C" style:family="table-column">
      <style:table-column-properties style:column-width="3.387cm"/>
    </style:style>
    <style:style style:name="Tabela5.E" style:family="table-column">
      <style:table-column-properties style:column-width="4.382cm"/>
    </style:style>
    <style:style style:name="Tabela5.A1" style:family="table-cell">
      <style:table-cell-properties fo:background-color="#00ccff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none" fo:border-top="none" fo:border-bottom="0.05pt solid #000000"/>
    </style:style>
    <style:style style:name="Tabe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none" fo:border-top="none" fo:border-bottom="0.05pt solid #000000"/>
    </style:style>
    <style:style style:name="Tabela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13cm" fo:margin-left="-1.021cm" table:align="left"/>
    </style:style>
    <style:style style:name="Tabela6.A" style:family="table-column">
      <style:table-column-properties style:column-width="4.419cm"/>
    </style:style>
    <style:style style:name="Tabela6.B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E" style:family="table-column">
      <style:table-column-properties style:column-width="4.382cm"/>
    </style:style>
    <style:style style:name="Tabela6.A1" style:family="table-cell">
      <style:table-cell-properties fo:background-color="#00ccff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none" fo:border-top="none" fo:border-bottom="0.05pt solid #000000"/>
    </style:style>
    <style:style style:name="Tabe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none" fo:border-top="none" fo:border-bottom="0.05pt solid #000000"/>
    </style:style>
    <style:style style:name="Tabe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none" fo:border-top="none" fo:border-bottom="0.05pt solid #000000"/>
    </style:style>
    <style:style style:name="Tabela6.D5" style:family="table-cell">
      <style:table-cell-properties fo:padding="0.097cm" fo:border-left="0.05pt solid #000000" fo:border-right="none" fo:border-top="none" fo:border-bottom="0.05pt solid #000000"/>
    </style:style>
    <style:style style:name="Tabe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none" fo:border-top="none" fo:border-bottom="0.05pt solid #000000"/>
    </style:style>
    <style:style style:name="Tabela6.D6" style:family="table-cell">
      <style:table-cell-properties fo:padding="0.097cm" fo:border-left="0.05pt solid #000000" fo:border-right="none" fo:border-top="none" fo:border-bottom="0.05pt solid #000000"/>
    </style:style>
    <style:style style:name="Tabe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9.013cm" fo:margin-left="-1.021cm" table:align="left"/>
    </style:style>
    <style:style style:name="Tabela7.A" style:family="table-column">
      <style:table-column-properties style:column-width="4.419cm"/>
    </style:style>
    <style:style style:name="Tabela7.B" style:family="table-column">
      <style:table-column-properties style:column-width="3.413cm"/>
    </style:style>
    <style:style style:name="Tabela7.C" style:family="table-column">
      <style:table-column-properties style:column-width="3.387cm"/>
    </style:style>
    <style:style style:name="Tabela7.E" style:family="table-column">
      <style:table-column-properties style:column-width="4.382cm"/>
    </style:style>
    <style:style style:name="Tabela7.A1" style:family="table-cell">
      <style:table-cell-properties fo:background-color="#00ccff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none" fo:border-top="none" fo:border-bottom="0.05pt solid #000000"/>
    </style:style>
    <style:style style:name="Tabela7.D3" style:family="table-cell">
      <style:table-cell-properties fo:padding="0.097cm" fo:border-left="0.05pt solid #000000" fo:border-right="none" fo:border-top="none" fo:border-bottom="0.05pt solid #000000"/>
    </style:style>
    <style:style style:name="Tabela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none" fo:border-top="none" fo:border-bottom="0.05pt solid #000000"/>
    </style:style>
    <style:style style:name="Tabela7.D4" style:family="table-cell">
      <style:table-cell-properties fo:padding="0.097cm" fo:border-left="0.05pt solid #000000" fo:border-right="none" fo:border-top="none" fo:border-bottom="0.05pt solid #000000"/>
    </style:style>
    <style:style style:name="Tabela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none" fo:border-top="none" fo:border-bottom="0.05pt solid #000000"/>
    </style:style>
    <style:style style:name="Tabela7.D5" style:family="table-cell">
      <style:table-cell-properties fo:padding="0.097cm" fo:border-left="0.05pt solid #000000" fo:border-right="none" fo:border-top="none" fo:border-bottom="0.05pt solid #000000"/>
    </style:style>
    <style:style style:name="Tabela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none" fo:border-top="none" fo:border-bottom="0.05pt solid #000000"/>
    </style:style>
    <style:style style:name="Tabela7.D6" style:family="table-cell">
      <style:table-cell-properties fo:padding="0.097cm" fo:border-left="0.05pt solid #000000" fo:border-right="none" fo:border-top="none" fo:border-bottom="0.05pt solid #000000"/>
    </style:style>
    <style:style style:name="Tabe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13cm" fo:margin-left="-1.021cm" table:align="left"/>
    </style:style>
    <style:style style:name="Tabela8.A" style:family="table-column">
      <style:table-column-properties style:column-width="4.419cm"/>
    </style:style>
    <style:style style:name="Tabela8.B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E" style:family="table-column">
      <style:table-column-properties style:column-width="4.382cm"/>
    </style:style>
    <style:style style:name="Tabela8.A1" style:family="table-cell">
      <style:table-cell-properties fo:background-color="#00ccff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none" fo:border-top="none" fo:border-bottom="0.05pt solid #000000"/>
    </style:style>
    <style:style style:name="Tabela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fo:padding="0.097cm" fo:border-left="0.05pt solid #000000" fo:border-right="none" fo:border-top="none" fo:border-bottom="0.05pt solid #000000"/>
    </style:style>
    <style:style style:name="Tabela8.B4" style:family="table-cell">
      <style:table-cell-properties fo:padding="0.097cm" fo:border-left="0.05pt solid #000000" fo:border-right="none" fo:border-top="none" fo:border-bottom="0.05pt solid #000000"/>
    </style:style>
    <style:style style:name="Tabela8.C4" style:family="table-cell">
      <style:table-cell-properties fo:padding="0.097cm" fo:border-left="0.05pt solid #000000" fo:border-right="none" fo:border-top="none" fo:border-bottom="0.05pt solid #000000"/>
    </style:style>
    <style:style style:name="Tabela8.D4" style:family="table-cell">
      <style:table-cell-properties fo:padding="0.097cm" fo:border-left="0.05pt solid #000000" fo:border-right="none" fo:border-top="none" fo:border-bottom="0.05pt solid #000000"/>
    </style:style>
    <style:style style:name="Tabela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8.B5" style:family="table-cell">
      <style:table-cell-properties fo:padding="0.097cm" fo:border-left="0.05pt solid #000000" fo:border-right="none" fo:border-top="none" fo:border-bottom="0.05pt solid #000000"/>
    </style:style>
    <style:style style:name="Tabela8.C5" style:family="table-cell">
      <style:table-cell-properties fo:padding="0.097cm" fo:border-left="0.05pt solid #000000" fo:border-right="none" fo:border-top="none" fo:border-bottom="0.05pt solid #000000"/>
    </style:style>
    <style:style style:name="Tabela8.D5" style:family="table-cell">
      <style:table-cell-properties fo:padding="0.097cm" fo:border-left="0.05pt solid #000000" fo:border-right="none" fo:border-top="none" fo:border-bottom="0.05pt solid #000000"/>
    </style:style>
    <style:style style:name="Tabela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fo:padding="0.097cm" fo:border-left="0.05pt solid #000000" fo:border-right="none" fo:border-top="none" fo:border-bottom="0.05pt solid #000000"/>
    </style:style>
    <style:style style:name="Tabela8.B6" style:family="table-cell">
      <style:table-cell-properties fo:padding="0.097cm" fo:border-left="0.05pt solid #000000" fo:border-right="none" fo:border-top="none" fo:border-bottom="0.05pt solid #000000"/>
    </style:style>
    <style:style style:name="Tabela8.C6" style:family="table-cell">
      <style:table-cell-properties fo:padding="0.097cm" fo:border-left="0.05pt solid #000000" fo:border-right="none" fo:border-top="none" fo:border-bottom="0.05pt solid #000000"/>
    </style:style>
    <style:style style:name="Tabela8.D6" style:family="table-cell">
      <style:table-cell-properties fo:padding="0.097cm" fo:border-left="0.05pt solid #000000" fo:border-right="none" fo:border-top="none" fo:border-bottom="0.05pt solid #000000"/>
    </style:style>
    <style:style style:name="Tabela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10b1dd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0f8b7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paragraph-rsid="0121aa2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officeooo:paragraph-rsid="012ae8a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officeooo:paragraph-rsid="0147cee0" style:font-size-asian="12pt" style:font-size-complex="12pt"/>
    </style:style>
    <style:style style:name="P19" style:family="paragraph" style:parent-style-name="Standard">
      <style:text-properties officeooo:paragraph-rsid="0147cee0"/>
    </style:style>
    <style:style style:name="P20" style:family="paragraph" style:parent-style-name="Standard">
      <style:text-properties officeooo:paragraph-rsid="014dcfb5"/>
    </style:style>
    <style:style style:name="P21" style:family="paragraph" style:parent-style-name="Standard">
      <style:text-properties officeooo:paragraph-rsid="015375da"/>
    </style:style>
    <style:style style:name="P22" style:family="paragraph" style:parent-style-name="Standard">
      <style:text-properties officeooo:paragraph-rsid="0153cf24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119186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4dcfb5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5375da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153cf24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077892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191865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4dcfb5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5375da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53cf24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4dcfb5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5375da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153cf24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1191865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1077892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4dcfb5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5375da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153cf24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147cee0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12ae8a6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1294033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147cee0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officeooo:rsid="01077892" officeooo:paragraph-rsid="01077892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officeooo:rsid="01191865" officeooo:paragraph-rsid="01191865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4dcfb5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5375da" style:font-size-asian="12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53cf24" style:font-size-asian="12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1d2c45" style:font-size-asian="12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47cee0" style:font-size-asian="12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officeooo:rsid="01286a47" officeooo:paragraph-rsid="01286a47" style:font-size-asian="12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officeooo:rsid="0147cee0" officeooo:paragraph-rsid="0147cee0" style:font-size-asian="12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officeooo:rsid="014f7624" officeooo:paragraph-rsid="014f7624" style:font-size-asian="12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officeooo:rsid="015375da" officeooo:paragraph-rsid="015375da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officeooo:rsid="015375da" officeooo:paragraph-rsid="0153cf24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77892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b1dde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2ae8a6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47cee0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4dcfb5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5375da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53cf24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0b1dde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4dcfb5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5375da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53cf24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10b1dde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1077892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1197410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2ae8a6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47cee0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1077892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77892" officeooo:paragraph-rsid="01077892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ef4ec" officeooo:paragraph-rsid="010ef4ec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865" officeooo:paragraph-rsid="01191865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929" officeooo:paragraph-rsid="01191929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7410" officeooo:paragraph-rsid="01197410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2ae8a6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47cee0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294033" officeooo:paragraph-rsid="010d3085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3fa242" officeooo:paragraph-rsid="013fa242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7cee0" officeooo:paragraph-rsid="0147cee0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dcfb5" officeooo:paragraph-rsid="014dcfb5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f7624" officeooo:paragraph-rsid="014f7624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200a3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375da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200a3" officeooo:paragraph-rsid="0153cf24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75da" officeooo:paragraph-rsid="015375da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75da" officeooo:paragraph-rsid="0153cf24" style:font-size-asian="12pt" style:font-weight-asian="bold" style:font-size-complex="12pt" style:font-weight-complex="bold"/>
    </style:style>
    <style:style style:name="P185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8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8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8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4dcfb5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5375da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153cf24" style:font-size-asian="12pt" style:font-size-complex="12pt"/>
    </style:style>
    <style:style style:name="P195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96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97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98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199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200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201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202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20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20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20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a9361" officeooo:paragraph-rsid="010a9361" style:font-size-asian="12pt" style:font-size-complex="12pt"/>
    </style:style>
    <style:style style:name="P20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20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1077892" style:font-size-asian="12pt" style:font-size-complex="12pt"/>
    </style:style>
    <style:style style:name="P20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20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21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21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147cee0" style:font-size-asian="12pt" style:font-size-complex="12pt"/>
    </style:style>
    <style:style style:name="P21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21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21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21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21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21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21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21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22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4dcfb5" style:font-size-asian="12pt" style:font-size-complex="12pt"/>
    </style:style>
    <style:style style:name="P22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5375da" style:font-size-asian="12pt" style:font-size-complex="12pt"/>
    </style:style>
    <style:style style:name="P22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153cf24" style:font-size-asian="12pt" style:font-size-complex="12pt"/>
    </style:style>
    <style:style style:name="P22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22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2ae8a6" style:font-size-asian="12pt" style:font-size-complex="12pt"/>
    </style:style>
    <style:style style:name="P22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47cee0" style:font-size-asian="12pt" style:font-size-complex="12pt"/>
    </style:style>
    <style:style style:name="P22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227" style:family="paragraph" style:parent-style-name="Table_20_Contents" style:list-style-name="L7">
      <style:paragraph-properties fo:text-align="start" style:justify-single-word="false"/>
      <style:text-properties style:font-name="Times New Roman" fo:font-size="12pt" officeooo:rsid="011d2c45" officeooo:paragraph-rsid="012ae8a6" style:font-size-asian="12pt" style:font-size-complex="12pt"/>
    </style:style>
    <style:style style:name="P228" style:family="paragraph" style:parent-style-name="Table_20_Contents" style:list-style-name="L8">
      <style:paragraph-properties fo:text-align="start" style:justify-single-word="false"/>
      <style:text-properties style:font-name="Times New Roman" fo:font-size="12pt" officeooo:rsid="0121aa22" officeooo:paragraph-rsid="012ae8a6" style:font-size-asian="12pt" style:font-size-complex="12pt"/>
    </style:style>
    <style:style style:name="P229" style:family="paragraph" style:parent-style-name="Table_20_Contents" style:list-style-name="L9">
      <style:paragraph-properties fo:text-align="start" style:justify-single-word="false"/>
      <style:text-properties style:font-name="Times New Roman" fo:font-size="12pt" officeooo:rsid="0121aa22" officeooo:paragraph-rsid="0147cee0" style:font-size-asian="12pt" style:font-size-complex="12pt"/>
    </style:style>
    <style:style style:name="P23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4f7624" style:font-size-asian="12pt" style:font-size-complex="12pt"/>
    </style:style>
    <style:style style:name="P23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5375da" style:font-size-asian="12pt" style:font-size-complex="12pt"/>
    </style:style>
    <style:style style:name="P23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4f7624" officeooo:paragraph-rsid="0153cf24" style:font-size-asian="12pt" style:font-size-complex="12pt"/>
    </style:style>
    <style:style style:name="P23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020c5" style:font-size-asian="12pt" style:font-size-complex="12pt"/>
    </style:style>
    <style:style style:name="P23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375da" style:font-size-asian="12pt" style:font-size-complex="12pt"/>
    </style:style>
    <style:style style:name="P23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020c5" officeooo:paragraph-rsid="0153cf24" style:font-size-asian="12pt" style:font-size-complex="12pt"/>
    </style:style>
    <style:style style:name="P23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200a3" style:font-size-asian="12pt" style:font-size-complex="12pt"/>
    </style:style>
    <style:style style:name="P23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375da" style:font-size-asian="12pt" style:font-size-complex="12pt"/>
    </style:style>
    <style:style style:name="P23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5200a3" officeooo:paragraph-rsid="0153cf24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4dcfb5" officeooo:paragraph-rsid="014dcfb5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75da" officeooo:paragraph-rsid="015375da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3cf24" officeooo:paragraph-rsid="0153cf24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55b492" officeooo:paragraph-rsid="0155b492" style:font-size-asian="12pt" style:font-weight-asian="bold" style:font-size-complex="12pt" style:font-weight-complex="bold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f8b76"/>
    </style:style>
    <style:style style:name="T7" style:family="text">
      <style:text-properties officeooo:rsid="0010433b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881a2"/>
    </style:style>
    <style:style style:name="T10" style:family="text">
      <style:text-properties officeooo:rsid="0019d179"/>
    </style:style>
    <style:style style:name="T11" style:family="text">
      <style:text-properties officeooo:rsid="002608b8"/>
    </style:style>
    <style:style style:name="T12" style:family="text">
      <style:text-properties officeooo:rsid="002da5c3"/>
    </style:style>
    <style:style style:name="T13" style:family="text">
      <style:text-properties officeooo:rsid="0030ffc2"/>
    </style:style>
    <style:style style:name="T14" style:family="text">
      <style:text-properties officeooo:rsid="003a8f0d"/>
    </style:style>
    <style:style style:name="T15" style:family="text">
      <style:text-properties officeooo:rsid="003e17e5"/>
    </style:style>
    <style:style style:name="T16" style:family="text">
      <style:text-properties officeooo:rsid="0063d0db"/>
    </style:style>
    <style:style style:name="T17" style:family="text">
      <style:text-properties officeooo:rsid="006693f2"/>
    </style:style>
    <style:style style:name="T18" style:family="text">
      <style:text-properties officeooo:rsid="006b934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761f74" style:font-weight-asian="bold" style:font-weight-complex="bold"/>
    </style:style>
    <style:style style:name="T21" style:family="text">
      <style:text-properties fo:font-weight="bold" officeooo:rsid="009f07b0" style:font-weight-asian="bold" style:font-weight-complex="bold"/>
    </style:style>
    <style:style style:name="T22" style:family="text">
      <style:text-properties fo:font-weight="bold" officeooo:rsid="00771200" style:font-weight-asian="bold" style:font-weight-complex="bold"/>
    </style:style>
    <style:style style:name="T23" style:family="text">
      <style:text-properties fo:font-weight="bold" officeooo:rsid="00ad18ab" style:font-weight-asian="bold" style:font-weight-complex="bold"/>
    </style:style>
    <style:style style:name="T24" style:family="text">
      <style:text-properties fo:font-weight="bold" officeooo:rsid="0010433b" style:font-weight-asian="bold" style:font-weight-complex="bold"/>
    </style:style>
    <style:style style:name="T25" style:family="text">
      <style:text-properties fo:font-weight="bold" officeooo:rsid="007653eb" style:font-weight-asian="bold" style:font-weight-complex="bold"/>
    </style:style>
    <style:style style:name="T26" style:family="text">
      <style:text-properties fo:font-weight="bold" officeooo:rsid="00a870fa" style:font-weight-asian="bold" style:font-weight-complex="bold"/>
    </style:style>
    <style:style style:name="T27" style:family="text">
      <style:text-properties officeooo:rsid="007653eb"/>
    </style:style>
    <style:style style:name="T28" style:family="text">
      <style:text-properties officeooo:rsid="00825dbf"/>
    </style:style>
    <style:style style:name="T29" style:family="text">
      <style:text-properties officeooo:rsid="00886132"/>
    </style:style>
    <style:style style:name="T30" style:family="text">
      <style:text-properties officeooo:rsid="008a20fd"/>
    </style:style>
    <style:style style:name="T31" style:family="text">
      <style:text-properties officeooo:rsid="008aeebd"/>
    </style:style>
    <style:style style:name="T32" style:family="text">
      <style:text-properties officeooo:rsid="008cd9a5"/>
    </style:style>
    <style:style style:name="T33" style:family="text">
      <style:text-properties officeooo:rsid="008fbd52"/>
    </style:style>
    <style:style style:name="T34" style:family="text">
      <style:text-properties officeooo:rsid="00913a56"/>
    </style:style>
    <style:style style:name="T35" style:family="text">
      <style:text-properties officeooo:rsid="00937ac3"/>
    </style:style>
    <style:style style:name="T36" style:family="text">
      <style:text-properties officeooo:rsid="0093ad70"/>
    </style:style>
    <style:style style:name="T37" style:family="text">
      <style:text-properties officeooo:rsid="009448da"/>
    </style:style>
    <style:style style:name="T38" style:family="text">
      <style:text-properties officeooo:rsid="0095c2d6"/>
    </style:style>
    <style:style style:name="T39" style:family="text">
      <style:text-properties officeooo:rsid="00985c39"/>
    </style:style>
    <style:style style:name="T40" style:family="text">
      <style:text-properties officeooo:rsid="009dbef2"/>
    </style:style>
    <style:style style:name="T41" style:family="text">
      <style:text-properties officeooo:rsid="00a159e9"/>
    </style:style>
    <style:style style:name="T42" style:family="text">
      <style:text-properties officeooo:rsid="00a53632"/>
    </style:style>
    <style:style style:name="T43" style:family="text">
      <style:text-properties officeooo:rsid="00a76056"/>
    </style:style>
    <style:style style:name="T44" style:family="text">
      <style:text-properties officeooo:rsid="00a870fa"/>
    </style:style>
    <style:style style:name="T45" style:family="text">
      <style:text-properties officeooo:rsid="00ab2ada"/>
    </style:style>
    <style:style style:name="T46" style:family="text">
      <style:text-properties officeooo:rsid="00abb66d"/>
    </style:style>
    <style:style style:name="T47" style:family="text">
      <style:text-properties officeooo:rsid="00ae7249"/>
    </style:style>
    <style:style style:name="T48" style:family="text">
      <style:text-properties officeooo:rsid="00b99a2b"/>
    </style:style>
    <style:style style:name="T49" style:family="text">
      <style:text-properties officeooo:rsid="00c32d3f"/>
    </style:style>
    <style:style style:name="T50" style:family="text">
      <style:text-properties officeooo:rsid="00c5c93b"/>
    </style:style>
    <style:style style:name="T51" style:family="text">
      <style:text-properties officeooo:rsid="00ca4791"/>
    </style:style>
    <style:style style:name="T52" style:family="text">
      <style:text-properties officeooo:rsid="00cb10a6"/>
    </style:style>
    <style:style style:name="T53" style:family="text">
      <style:text-properties officeooo:rsid="00cc887b"/>
    </style:style>
    <style:style style:name="T54" style:family="text">
      <style:text-properties officeooo:rsid="00ceface"/>
    </style:style>
    <style:style style:name="T55" style:family="text">
      <style:text-properties officeooo:rsid="00d11061"/>
    </style:style>
    <style:style style:name="T56" style:family="text">
      <style:text-properties officeooo:rsid="00d28c54"/>
    </style:style>
    <style:style style:name="T57" style:family="text">
      <style:text-properties officeooo:rsid="01077892"/>
    </style:style>
    <style:style style:name="T58" style:family="text">
      <style:text-properties officeooo:rsid="010b1dde"/>
    </style:style>
    <style:style style:name="T59" style:family="text">
      <style:text-properties officeooo:rsid="010d3085"/>
    </style:style>
    <style:style style:name="T60" style:family="text">
      <style:text-properties officeooo:rsid="010ef4ec"/>
    </style:style>
    <style:style style:name="T61" style:family="text">
      <style:text-properties officeooo:rsid="01191865"/>
    </style:style>
    <style:style style:name="T62" style:family="text">
      <style:text-properties officeooo:rsid="01191929"/>
    </style:style>
    <style:style style:name="T63" style:family="text">
      <style:text-properties officeooo:rsid="01197410"/>
    </style:style>
    <style:style style:name="T64" style:family="text">
      <style:text-properties officeooo:rsid="011bad00"/>
    </style:style>
    <style:style style:name="T65" style:family="text">
      <style:text-properties officeooo:rsid="011d2c45"/>
    </style:style>
    <style:style style:name="T66" style:family="text">
      <style:text-properties officeooo:rsid="0127681a"/>
    </style:style>
    <style:style style:name="T67" style:family="text">
      <style:text-properties officeooo:rsid="01286a47"/>
    </style:style>
    <style:style style:name="T68" style:family="text">
      <style:text-properties officeooo:rsid="01294033"/>
    </style:style>
    <style:style style:name="T69" style:family="text">
      <style:text-properties officeooo:rsid="012e1914"/>
    </style:style>
    <style:style style:name="T70" style:family="text">
      <style:text-properties officeooo:rsid="013fa242"/>
    </style:style>
    <style:style style:name="T71" style:family="text">
      <style:text-properties officeooo:rsid="0147cee0"/>
    </style:style>
    <style:style style:name="T72" style:family="text">
      <style:text-properties officeooo:rsid="014dcfb5"/>
    </style:style>
    <style:style style:name="T73" style:family="text">
      <style:text-properties officeooo:rsid="014f7624"/>
    </style:style>
    <style:style style:name="T74" style:family="text">
      <style:text-properties officeooo:rsid="015200a3"/>
    </style:style>
    <style:style style:name="T75" style:family="text">
      <style:text-properties officeooo:rsid="015375da"/>
    </style:style>
    <style:style style:name="T76" style:family="text">
      <style:text-properties officeooo:rsid="0153cf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list xml:id="list44379411910741771" text:style-name="L1">
        <text:list-item>
          <text:p text:style-name="P185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3"/>
            <text:p text:style-name="P127">CADASTRO: relação que armazena os dados <text:span text:style-name="T32">de cada cadastro de um hóspede</text:span></text:p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27">Atributo </text:p>
          </table:table-cell>
          <table:table-cell table:style-name="Table1.D14" office:value-type="string">
            <text:p text:style-name="P127">Descrição</text:p>
          </table:table-cell>
          <table:table-cell table:style-name="Table1.C14" office:value-type="string">
            <text:p text:style-name="P127">Tipo</text:p>
          </table:table-cell>
          <table:table-cell table:style-name="Table1.D14" office:value-type="string">
            <text:p text:style-name="P127">Domínio</text:p>
          </table:table-cell>
          <table:table-cell table:style-name="Table1.E14" office:value-type="string">
            <text:p text:style-name="P127">Restrição</text:p>
          </table:table-cell>
        </table:table-row>
        <table:table-row>
          <table:table-cell table:style-name="Table1.A14" office:value-type="string">
            <text:p text:style-name="P127">CPF</text:p>
          </table:table-cell>
          <table:table-cell table:style-name="Table1.D14" office:value-type="string">
            <text:p text:style-name="P23">Atributo que representa o CPF<text:span text:style-name="T28"> </text:span>do <text:span text:style-name="T33">cadastro de um</text:span> hóspede</text:p>
          </table:table-cell>
          <table:table-cell table:style-name="Table1.C14" office:value-type="string">
            <text:p text:style-name="P29">String(11)</text:p>
          </table:table-cell>
          <table:table-cell table:style-name="Table1.D14" office:value-type="string">
            <text:p text:style-name="P30">String(11)</text:p>
          </table:table-cell>
          <table:table-cell table:style-name="Table1.E14" office:value-type="string">
            <text:list xml:id="list1540386140642333408" text:style-name="L2">
              <text:list-item>
                <text:p text:style-name="P186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27">DataNascimento</text:p>
          </table:table-cell>
          <table:table-cell table:style-name="Table1.D14" office:value-type="string">
            <text:p text:style-name="P24">Atributo que representa a data de nascimento do cadastro de um hóspede</text:p>
          </table:table-cell>
          <table:table-cell table:style-name="Table1.C14" office:value-type="string">
            <text:p text:style-name="P29">Date</text:p>
          </table:table-cell>
          <table:table-cell table:style-name="Table1.D14" office:value-type="string">
            <text:p text:style-name="P38"><text:s/>dd/mm/yyyy</text:p>
          </table:table-cell>
          <table:table-cell table:style-name="Table1.E14" office:value-type="string">
            <text:list xml:id="list6828732845798265832" text:style-name="L3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E-mail</text:p>
          </table:table-cell>
          <table:table-cell table:style-name="Table1.D14" office:value-type="string">
            <text:p text:style-name="P24">Atributo que representa o e-mail do <text:span text:style-name="T33">cadastro de um </text:span>hóspede 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161034163031053" text:continue-numbering="true" text:style-name="L3">
              <text:list-item>
                <text:p text:style-name="P198">Não nulo</text:p>
              </text:list-item>
              <text:list-item>
                <text:p text:style-name="P198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Senha</text:p>
          </table:table-cell>
          <table:table-cell table:style-name="Table1.D14" office:value-type="string">
            <text:p text:style-name="P24">Atributo <text:span text:style-name="T34">que</text:span> representa a senha do <text:span text:style-name="T33">cadastro de um hóspede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</text:span>0)</text:p>
          </table:table-cell>
          <table:table-cell table:style-name="Table1.E14" office:value-type="string">
            <text:list xml:id="list161034422063425" text:continue-numbering="true" text:style-name="L3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Nome</text:p>
          </table:table-cell>
          <table:table-cell table:style-name="Table1.D14" office:value-type="string">
            <text:p text:style-name="P25">Atributo <text:span text:style-name="T34">que</text:span> representa o nome do <text:span text:style-name="T33">cadastro de um </text:span>hóspede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161033260998501" text:continue-numbering="true" text:style-name="L3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Pais</text:p>
          </table:table-cell>
          <table:table-cell table:style-name="Table1.D14" office:value-type="string">
            <text:p text:style-name="P26">Atributo <text:span text:style-name="T34">que</text:span> representa o pais<text:span text:style-name="T34"> 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61034168327737" text:continue-numbering="true" text:style-name="L3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Estado</text:p>
          </table:table-cell>
          <table:table-cell table:style-name="Table1.D14" office:value-type="string">
            <text:p text:style-name="P26">Atributo <text:span text:style-name="T34">que</text:span> representa o estado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61035043960338" text:continue-numbering="true" text:style-name="L3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Cidade</text:p>
          </table:table-cell>
          <table:table-cell table:style-name="Table1.D14" office:value-type="string">
            <text:p text:style-name="P26">Atributo <text:span text:style-name="T34">que</text:span> representa a cidade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61033281433538" text:continue-numbering="true" text:style-name="L3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Bairro</text:p>
          </table:table-cell>
          <table:table-cell table:style-name="Table1.D14" office:value-type="string">
            <text:p text:style-name="P23">Atributo <text:span text:style-name="T34">que</text:span> representa o bairro 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61033265983834" text:continue-numbering="true" text:style-name="L3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Rua</text:p>
          </table:table-cell>
          <table:table-cell table:style-name="Table1.D14" office:value-type="string">
            <text:p text:style-name="P26">Atributo <text:span text:style-name="T34">que</text:span> representa a rua <text:soft-page-break/><text:span text:style-name="T29">em que o</text:span> hóspede <text:span text:style-name="T29">mora</text:span></text:p>
          </table:table-cell>
          <table:table-cell table:style-name="Table1.C14" office:value-type="string">
            <text:p text:style-name="P29">String(50)</text:p>
          </table:table-cell>
          <table:table-cell table:style-name="Table1.D14" office:value-type="string">
            <text:p text:style-name="P30">String(<text:span text:style-name="T1">50</text:span>)</text:p>
          </table:table-cell>
          <table:table-cell table:style-name="Table1.E14" office:value-type="string">
            <text:list xml:id="list161032966902550" text:continue-numbering="true" text:style-name="L3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27">Número</text:p>
          </table:table-cell>
          <table:table-cell table:style-name="Table1.D14" office:value-type="string">
            <text:p text:style-name="P41">Atributo que representa o número <text:span text:style-name="T34">em que o</text:span> hóspede <text:span text:style-name="T34">mora</text:span></text:p>
          </table:table-cell>
          <table:table-cell table:style-name="Table1.C14" office:value-type="string">
            <text:p text:style-name="P29">Int </text:p>
          </table:table-cell>
          <table:table-cell table:style-name="Table1.D14" office:value-type="string">
            <text:p text:style-name="P109">Número<text:span text:style-name="T30">s inteiros positivos</text:span></text:p>
          </table:table-cell>
          <table:table-cell table:style-name="Table1.E14" office:value-type="string">
            <text:list xml:id="list161033518450824" text:continue-numbering="true" text:style-name="L3">
              <text:list-header>
                <text:p text:style-name="P195"/>
              </text:list-header>
            </text:list>
          </table:table-cell>
        </table:table-row>
        <table:table-row>
          <table:table-cell table:style-name="Table1.A14" office:value-type="string">
            <text:p text:style-name="P127">Complemento</text:p>
          </table:table-cell>
          <table:table-cell table:style-name="Table1.D14" office:value-type="string">
            <text:p text:style-name="P42">Atributo <text:span text:style-name="T34">que</text:span> representa <text:span text:style-name="T31">o</text:span> complemento <text:span text:style-name="T34">para o endereço do hóspede</text:span></text:p>
          </table:table-cell>
          <table:table-cell table:style-name="Table1.C14" office:value-type="string">
            <text:p text:style-name="P29">String(100)</text:p>
          </table:table-cell>
          <table:table-cell table:style-name="Table1.D14" office:value-type="string">
            <text:p text:style-name="P30">String(100)</text:p>
          </table:table-cell>
          <table:table-cell table:style-name="Table1.E14" office:value-type="string">
            <text:list xml:id="list161033967806212" text:continue-numbering="true" text:style-name="L3">
              <text:list-header>
                <text:p text:style-name="P195"/>
              </text:list-header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27"/>
            <text:p text:style-name="P128"><text:span text:style-name="T2">RESERVA:</text:span> relação que armazena os dados d<text:span text:style-name="T32">e cada reserva feita</text:span></text:p>
            <text:p text:style-name="P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128">Atributo </text:p>
          </table:table-cell>
          <table:table-cell table:style-name="Table2.D6" office:value-type="string">
            <text:p text:style-name="P128">Descrição</text:p>
          </table:table-cell>
          <table:table-cell table:style-name="Table2.C6" office:value-type="string">
            <text:p text:style-name="P128">Tipo</text:p>
          </table:table-cell>
          <table:table-cell table:style-name="Table2.D6" office:value-type="string">
            <text:p text:style-name="P128">Domínio</text:p>
          </table:table-cell>
          <table:table-cell table:style-name="Table2.E6" office:value-type="string">
            <text:p text:style-name="P128">Restrição</text:p>
          </table:table-cell>
        </table:table-row>
        <table:table-row>
          <table:table-cell table:style-name="Table2.A6" office:value-type="string">
            <text:p text:style-name="P142">Código</text:p>
          </table:table-cell>
          <table:table-cell table:style-name="Table2.D6" office:value-type="string">
            <text:p text:style-name="P44">Atributo que representa o código da reserva</text:p>
          </table:table-cell>
          <table:table-cell table:style-name="Table2.C6" office:value-type="string">
            <text:p text:style-name="P55">Int</text:p>
          </table:table-cell>
          <table:table-cell table:style-name="Table2.D6" office:value-type="string">
            <text:p text:style-name="P55"><text:span text:style-name="T35">Nú</text:span>meros inteiros e positivos</text:p>
          </table:table-cell>
          <table:table-cell table:style-name="Table2.E6" office:value-type="string">
            <text:list xml:id="list161034160170021" text:continue-list="list1540386140642333408" text:style-name="L2">
              <text:list-item>
                <text:p text:style-name="P187">Chave Primaria</text:p>
              </text:list-item>
            </text:list>
          </table:table-cell>
        </table:table-row>
        <table:table-row>
          <table:table-cell table:style-name="Table2.A6" office:value-type="string">
            <text:p text:style-name="P142">Data</text:p>
          </table:table-cell>
          <table:table-cell table:style-name="Table2.D6" office:value-type="string">
            <text:p text:style-name="P44"><text:span text:style-name="T8">­A</text:span>tributo que representa a data <text:span text:style-name="T36">em que a</text:span> reserva <text:span text:style-name="T36">foi feita</text:span></text:p>
          </table:table-cell>
          <table:table-cell table:style-name="Table2.C6" office:value-type="string">
            <text:p text:style-name="P31">Date</text:p>
          </table:table-cell>
          <table:table-cell table:style-name="Table2.D6" office:value-type="string">
            <text:p text:style-name="P39"><text:s/>dd/mm/yyyy</text:p>
          </table:table-cell>
          <table:table-cell table:style-name="Table2.E6" office:value-type="string">
            <text:list xml:id="list4585442493295070304" text:style-name="L4">
              <text:list-item>
                <text:p text:style-name="P196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42">Status</text:p>
          </table:table-cell>
          <table:table-cell table:style-name="Table2.D6" office:value-type="string">
            <text:p text:style-name="P44">Atributo que representa o status da reserva</text:p>
          </table:table-cell>
          <table:table-cell table:style-name="Table2.C6" office:value-type="string">
            <text:p text:style-name="P56">Boolean</text:p>
          </table:table-cell>
          <table:table-cell table:style-name="Table2.D6" office:value-type="string">
            <text:p text:style-name="P56">Boolean</text:p>
          </table:table-cell>
          <table:table-cell table:style-name="Table2.E6" office:value-type="string">
            <text:list xml:id="list161034668630123" text:continue-numbering="true" text:style-name="L4">
              <text:list-item>
                <text:p text:style-name="P196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42">Tipo</text:p>
          </table:table-cell>
          <table:table-cell table:style-name="Table2.D6" office:value-type="string">
            <text:p text:style-name="P27">Atributo <text:span text:style-name="T35">que</text:span> representa <text:span text:style-name="T36">qual o tipo da reserva</text:span></text:p>
          </table:table-cell>
          <table:table-cell table:style-name="Table2.C6" office:value-type="string">
            <text:p text:style-name="P31">String(50)</text:p>
          </table:table-cell>
          <table:table-cell table:style-name="Table2.D6" office:value-type="string">
            <text:p text:style-name="P31">String(<text:span text:style-name="T1">5</text:span>0)</text:p>
          </table:table-cell>
          <table:table-cell table:style-name="Table2.E6" office:value-type="string">
            <text:list xml:id="list161033429018990" text:continue-numbering="true" text:style-name="L4">
              <text:list-item>
                <text:p text:style-name="P196">Não Nulo</text:p>
              </text:list-item>
            </text:list>
          </table:table-cell>
        </table:table-row>
        <table:table-row>
          <table:table-cell table:style-name="Table2.A7" office:value-type="string">
            <text:p text:style-name="P142">NumQuarto</text:p>
          </table:table-cell>
          <table:table-cell table:style-name="Table2.D7" office:value-type="string">
            <text:p text:style-name="P27">Atributo <text:span text:style-name="T35">que</text:span> representa <text:span text:style-name="T2">o número do quarto reservado </text:span></text:p>
          </table:table-cell>
          <table:table-cell table:style-name="Table2.C7" office:value-type="string">
            <text:p text:style-name="P57">Int </text:p>
          </table:table-cell>
          <table:table-cell table:style-name="Table2.D7" office:value-type="string">
            <text:p text:style-name="P57"><text:span text:style-name="T36">Nú</text:span>meros inteiros positivos</text:p>
          </table:table-cell>
          <table:table-cell table:style-name="Table2.E7" office:value-type="string">
            <text:list xml:id="list161034671454645" text:continue-numbering="true" text:style-name="L4">
              <text:list-item>
                <text:p text:style-name="P199">Chave estrangeira <text:span text:style-name="T37">que referencia o atributo “numero” da relação “QUARTO”</text:span></text:p>
              </text:list-item>
            </text:list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ext:soft-page-break/>
        <table:table-row>
          <table:table-cell table:style-name="Table4.A1" table:number-columns-spanned="5" office:value-type="string">
            <text:p text:style-name="P170"/>
            <text:p text:style-name="P170">CHECAGEM: Relação que armazena os dados sobre entrada e saída feita no hotel</text:p>
            <text:p text:style-name="P17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29">Atributo </text:p>
          </table:table-cell>
          <table:table-cell table:style-name="Table4.D10" office:value-type="string">
            <text:p text:style-name="P129">Descrição</text:p>
          </table:table-cell>
          <table:table-cell table:style-name="Table4.C10" office:value-type="string">
            <text:p text:style-name="P129">Tipo</text:p>
            <text:p text:style-name="P129"/>
          </table:table-cell>
          <table:table-cell table:style-name="Table4.D10" office:value-type="string">
            <text:p text:style-name="P129">Domínio</text:p>
          </table:table-cell>
          <table:table-cell table:style-name="Table4.E10" office:value-type="string">
            <text:p text:style-name="P129">Restrição</text:p>
          </table:table-cell>
        </table:table-row>
        <table:table-row>
          <table:table-cell table:style-name="Table4.A10" office:value-type="string">
            <text:p text:style-name="P170">Codigo</text:p>
          </table:table-cell>
          <table:table-cell table:style-name="Table4.D10" office:value-type="string">
            <text:p text:style-name="P45">Atributo que representa <text:span text:style-name="T4">o código referente ao a checagem</text:span></text:p>
          </table:table-cell>
          <table:table-cell table:style-name="Table4.C10" office:value-type="string">
            <text:p text:style-name="P59">Int</text:p>
          </table:table-cell>
          <table:table-cell table:style-name="Table4.D10" office:value-type="string">
            <text:p text:style-name="P59"><text:span text:style-name="T37">Nú</text:span>meros <text:span text:style-name="T44">inteiros </text:span>positivos</text:p>
          </table:table-cell>
          <table:table-cell table:style-name="Table4.E10" office:value-type="string">
            <text:list xml:id="list161034523392982" text:continue-list="list161034160170021" text:style-name="L2">
              <text:list-item>
                <text:p text:style-name="P188">Chave Primária</text:p>
              </text:list-item>
            </text:list>
          </table:table-cell>
        </table:table-row>
        <table:table-row>
          <table:table-cell table:style-name="Table4.A10" office:value-type="string">
            <text:p text:style-name="P143">Data<text:span text:style-name="T3">Marcada</text:span></text:p>
          </table:table-cell>
          <table:table-cell table:style-name="Table4.D10" office:value-type="string">
            <text:p text:style-name="P46">Atributo que representa a data <text:span text:style-name="T4">marcada para realizar a checagem</text:span></text:p>
          </table:table-cell>
          <table:table-cell table:style-name="Table4.C10" office:value-type="string">
            <text:p text:style-name="P32">Date</text:p>
          </table:table-cell>
          <table:table-cell table:style-name="Table4.D10" office:value-type="string">
            <text:p text:style-name="P40"><text:s/>dd/mm/yyyy</text:p>
          </table:table-cell>
          <table:table-cell table:style-name="Table4.E10" office:value-type="string">
            <text:list xml:id="list5665265709845452855" text:style-name="L5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4">Status</text:p>
          </table:table-cell>
          <table:table-cell table:style-name="Table4.D10" office:value-type="string">
            <text:p text:style-name="P51">Atributo que representa o status d<text:span text:style-name="T4">a checagem</text:span></text:p>
          </table:table-cell>
          <table:table-cell table:style-name="Table4.C10" office:value-type="string">
            <text:p text:style-name="P56">Boolean</text:p>
          </table:table-cell>
          <table:table-cell table:style-name="Table4.D10" office:value-type="string">
            <text:p text:style-name="P56">Boolean</text:p>
          </table:table-cell>
          <table:table-cell table:style-name="Table4.E10" office:value-type="string">
            <text:list xml:id="list161033735313724" text:continue-numbering="true" text:style-name="L5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4">HoraMarcada</text:p>
          </table:table-cell>
          <table:table-cell table:style-name="Table4.D10" office:value-type="string">
            <text:p text:style-name="P28">Atributo <text:span text:style-name="T38">que</text:span> representa <text:span text:style-name="T9">a hora marcada para realizar a checagem</text:span></text:p>
          </table:table-cell>
          <table:table-cell table:style-name="Table4.C10" office:value-type="string">
            <text:p text:style-name="P59">Time</text:p>
          </table:table-cell>
          <table:table-cell table:style-name="Table4.D10" office:value-type="string">
            <text:p text:style-name="P59"><text:span text:style-name="T5">h</text:span>h:mm:ss</text:p>
          </table:table-cell>
          <table:table-cell table:style-name="Table4.E10" office:value-type="string">
            <text:list xml:id="list161034579271316" text:continue-numbering="true" text:style-name="L5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44">Observação</text:p>
          </table:table-cell>
          <table:table-cell table:style-name="Table4.D10" office:value-type="string">
            <text:p text:style-name="P28">Atributo <text:span text:style-name="T38">que</text:span> representa <text:span text:style-name="T9">uma observação feita para a checagem</text:span></text:p>
          </table:table-cell>
          <table:table-cell table:style-name="Table4.C10" office:value-type="string">
            <text:p text:style-name="P67">String(100)</text:p>
          </table:table-cell>
          <table:table-cell table:style-name="Table4.D10" office:value-type="string">
            <text:p text:style-name="P67">String(100)</text:p>
          </table:table-cell>
          <table:table-cell table:style-name="Table4.E10" office:value-type="string">
            <text:p text:style-name="P34"/>
          </table:table-cell>
        </table:table-row>
        <table:table-row>
          <table:table-cell table:style-name="Table4.A10" office:value-type="string">
            <text:p text:style-name="P170">IdHospede</text:p>
          </table:table-cell>
          <table:table-cell table:style-name="Table4.D10" office:value-type="string">
            <text:p text:style-name="P69">Atributo <text:span text:style-name="T38">que</text:span> representa o <text:span text:style-name="T61">Id do</text:span> hóspede <text:span text:style-name="T10">que realiza a checagem</text:span></text:p>
          </table:table-cell>
          <table:table-cell table:style-name="Table4.C10" office:value-type="string">
            <text:p text:style-name="P113">Int</text:p>
          </table:table-cell>
          <table:table-cell table:style-name="Table4.D10" office:value-type="string">
            <text:p text:style-name="P113">Números inteiros positivos</text:p>
          </table:table-cell>
          <table:table-cell table:style-name="Table4.E10" office:value-type="string">
            <text:list xml:id="list6368532753590214216" text:style-name="L6">
              <text:list-item>
                <text:p text:style-name="P200">Chave estrangeira que faz referência ao atributo “<text:span text:style-name="T66">id</text:span>” na tabela “<text:span text:style-name="T62">HOSPEDE</text:span>”</text:p>
              </text:list-item>
            </text:list>
          </table:table-cell>
        </table:table-row>
        <table:table-row>
          <table:table-cell table:style-name="Table4.A10" office:value-type="string">
            <text:p text:style-name="P171">Data</text:p>
          </table:table-cell>
          <table:table-cell table:style-name="Table4.D10" office:value-type="string">
            <text:p text:style-name="P68">Atributo <text:span text:style-name="T38">que</text:span> representa <text:span text:style-name="T10">a data em que a checagem foi realizada</text:span></text:p>
          </table:table-cell>
          <table:table-cell table:style-name="Table4.C10" office:value-type="string">
            <text:p text:style-name="P32">Date</text:p>
          </table:table-cell>
          <table:table-cell table:style-name="Table4.D10" office:value-type="string">
            <text:p text:style-name="P40">dd/mm/yyyy</text:p>
          </table:table-cell>
          <table:table-cell table:style-name="Table4.E10" office:value-type="string">
            <text:list xml:id="list161033951395945" text:continue-list="list161034579271316" text:style-name="L5">
              <text:list-item>
                <text:p text:style-name="P201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71">Tipo</text:p>
          </table:table-cell>
          <table:table-cell table:style-name="Table4.D10" office:value-type="string">
            <text:p text:style-name="P114">Atributo que representa <text:span text:style-name="T67">se a checagem foi para entrar ou sair do hotel</text:span></text:p>
          </table:table-cell>
          <table:table-cell table:style-name="Table4.C10" office:value-type="string">
            <text:p text:style-name="P122">String(10)</text:p>
          </table:table-cell>
          <table:table-cell table:style-name="Table4.D10" office:value-type="string">
            <text:p text:style-name="P122">String(10)</text:p>
          </table:table-cell>
          <table:table-cell table:style-name="Table4.E10" office:value-type="string">
            <text:list xml:id="list161033252714511" text:continue-numbering="true" text:style-name="L5">
              <text:list-item>
                <text:p text:style-name="P202">Não nulo</text:p>
              </text:list-item>
            </text:list>
          </table:table-cell>
        </table:table-row>
        <table:table-row>
          <table:table-cell table:style-name="Table4.A11" office:value-type="string">
            <text:p text:style-name="P144">Hora</text:p>
          </table:table-cell>
          <table:table-cell table:style-name="Table4.D11" office:value-type="string">
            <text:p text:style-name="P66">Atributo <text:span text:style-name="T38">que</text:span> representa <text:span text:style-name="T10">a hora em que a checagem foi realizada</text:span></text:p>
          </table:table-cell>
          <table:table-cell table:style-name="Table4.C11" office:value-type="string">
            <text:p text:style-name="P59">Time</text:p>
          </table:table-cell>
          <table:table-cell table:style-name="Table4.D11" office:value-type="string">
            <text:p text:style-name="P59"><text:span text:style-name="T5">h</text:span>h:mm:ss</text:p>
          </table:table-cell>
          <table:table-cell table:style-name="Table4.E11" office:value-type="string">
            <text:list xml:id="list161034459443146" text:continue-numbering="true" text:style-name="L5">
              <text:list-item>
                <text:p text:style-name="P201">Não nulo</text:p>
              </text:list-item>
            </text:list>
          </table:table-cell>
        </table:table-row>
      </table:table>
      <text:p text:style-name="P4"/>
      <text:p text:style-name="P5"><text:soft-page-break/>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148"/>
            <text:p text:style-name="P153"><text:span text:style-name="T58">TIPO_</text:span>QUARTO: Relação que armazena os <text:span text:style-name="T58">tipos de quarto</text:span></text:p>
            <text:p text:style-name="P1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36">Atributo </text:p>
          </table:table-cell>
          <table:table-cell table:style-name="Tabela2.D3" office:value-type="string">
            <text:p text:style-name="P136">Descrição</text:p>
          </table:table-cell>
          <table:table-cell table:style-name="Tabela2.C3" office:value-type="string">
            <text:p text:style-name="P136">Tipo</text:p>
          </table:table-cell>
          <table:table-cell table:style-name="Tabela2.D3" office:value-type="string">
            <text:p text:style-name="P136">Domínio</text:p>
          </table:table-cell>
          <table:table-cell table:style-name="Tabela2.E3" office:value-type="string">
            <text:p text:style-name="P136">Restrição</text:p>
            <text:p text:style-name="P136"/>
          </table:table-cell>
        </table:table-row>
        <table:table-row>
          <table:table-cell table:style-name="Tabela2.A3" office:value-type="string">
            <text:p text:style-name="P153">Tipo</text:p>
          </table:table-cell>
          <table:table-cell table:style-name="Tabela2.D3" office:value-type="string">
            <text:p text:style-name="P72">Atributo que representa o tipo d<text:span text:style-name="T38">o</text:span> quarto</text:p>
          </table:table-cell>
          <table:table-cell table:style-name="Tabela2.C3" office:value-type="string">
            <text:p text:style-name="P72">String(50)</text:p>
          </table:table-cell>
          <table:table-cell table:style-name="Tabela2.D3" office:value-type="string">
            <text:p text:style-name="P72">String(50)</text:p>
          </table:table-cell>
          <table:table-cell table:style-name="Tabela2.E3" office:value-type="string">
            <text:list xml:id="list161033616511811" text:continue-list="list161034523392982" text:style-name="L2">
              <text:list-item>
                <text:p text:style-name="P204">Chave primária</text:p>
              </text:list-item>
            </text:list>
          </table:table-cell>
        </table:table-row>
        <table:table-row>
          <table:table-cell table:style-name="Tabela2.A4" office:value-type="string">
            <text:p text:style-name="P175">Descrição</text:p>
          </table:table-cell>
          <table:table-cell table:style-name="Tabela2.D4" office:value-type="string">
            <text:p text:style-name="P72">Atributo que <text:span text:style-name="T59">armazena uma descrição sobre o tipo de quarto</text:span></text:p>
          </table:table-cell>
          <table:table-cell table:style-name="Tabela2.C4" office:value-type="string">
            <text:p text:style-name="P72">String(<text:span text:style-name="T59">100</text:span>)</text:p>
          </table:table-cell>
          <table:table-cell table:style-name="Tabela2.D4" office:value-type="string">
            <text:p text:style-name="P72">String(<text:span text:style-name="T59">100</text:span>)</text:p>
          </table:table-cell>
          <table:table-cell table:style-name="Tabela2.E4" office:value-type="string">
            <text:list xml:id="list161034892346764" text:continue-numbering="true" text:style-name="L2">
              <text:list-item>
                <text:p text:style-name="P204">Não nulo</text:p>
              </text:list-item>
            </text:list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45"/>
            <text:p text:style-name="P152">QUARTO: Relação que armazena os dados do quarto</text:p>
            <text:p text:style-name="P14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130">Atributo </text:p>
          </table:table-cell>
          <table:table-cell table:style-name="Table5.D6" office:value-type="string">
            <text:p text:style-name="P130">Descrição</text:p>
          </table:table-cell>
          <table:table-cell table:style-name="Table5.C6" office:value-type="string">
            <text:p text:style-name="P130">Tipo</text:p>
          </table:table-cell>
          <table:table-cell table:style-name="Table5.D6" office:value-type="string">
            <text:p text:style-name="P130">Domínio</text:p>
          </table:table-cell>
          <table:table-cell table:style-name="Table5.E6" office:value-type="string">
            <text:p text:style-name="P130">Restrição</text:p>
            <text:p text:style-name="P130"/>
          </table:table-cell>
        </table:table-row>
        <table:table-row>
          <table:table-cell table:style-name="Table5.A6" office:value-type="string">
            <text:p text:style-name="P152">Número</text:p>
          </table:table-cell>
          <table:table-cell table:style-name="Table5.D6" office:value-type="string">
            <text:p text:style-name="P70">Atributo que representa o número do quarto</text:p>
          </table:table-cell>
          <table:table-cell table:style-name="Table5.C6" office:value-type="string">
            <text:p text:style-name="P60">Int</text:p>
          </table:table-cell>
          <table:table-cell table:style-name="Table5.D6" office:value-type="string">
            <text:p text:style-name="P60"><text:span text:style-name="T38">Nú</text:span>meros positivos <text:span text:style-name="T11">inteiros</text:span></text:p>
          </table:table-cell>
          <table:table-cell table:style-name="Table5.E6" office:value-type="string">
            <text:list xml:id="list161033719357819" text:continue-numbering="true" text:style-name="L2">
              <text:list-item>
                <text:p text:style-name="P189">Chave Primária</text:p>
              </text:list-item>
            </text:list>
          </table:table-cell>
        </table:table-row>
        <table:table-row>
          <table:table-cell table:style-name="Table5.A4" office:value-type="string">
            <text:p text:style-name="P152">Tipo</text:p>
          </table:table-cell>
          <table:table-cell table:style-name="Table5.D4" office:value-type="string">
            <text:p text:style-name="P71">Atributo que representa o tipo d<text:span text:style-name="T38">o</text:span> quarto</text:p>
          </table:table-cell>
          <table:table-cell table:style-name="Table5.C4" office:value-type="string">
            <text:p text:style-name="P71">String(50)</text:p>
          </table:table-cell>
          <table:table-cell table:style-name="Table5.D4" office:value-type="string">
            <text:p text:style-name="P71">String(50)</text:p>
          </table:table-cell>
          <table:table-cell table:style-name="Table5.E4" office:value-type="string">
            <text:list xml:id="list161034453758299" text:continue-numbering="true" text:style-name="L2">
              <text:list-item>
                <text:p text:style-name="P205">Chave estrangeira que faz referência ao atributo “tipo” na relação “TIPO_QUARTO”</text:p>
              </text:list-item>
            </text:list>
          </table:table-cell>
        </table:table-row>
        <table:table-row>
          <table:table-cell table:style-name="Table5.A6" office:value-type="string">
            <text:p text:style-name="P152">ValorDiaria</text:p>
          </table:table-cell>
          <table:table-cell table:style-name="Table5.D6" office:value-type="string">
            <text:p text:style-name="P56">Atributo que representa o valor da diária do quarto</text:p>
          </table:table-cell>
          <table:table-cell table:style-name="Table5.C6" office:value-type="string">
            <text:p text:style-name="P56">Real</text:p>
          </table:table-cell>
          <table:table-cell table:style-name="Table5.D6" office:value-type="string">
            <text:p text:style-name="P56"><text:span text:style-name="T43">Números</text:span> rea<text:span text:style-name="T43">is </text:span>positivo<text:span text:style-name="T43">s</text:span></text:p>
          </table:table-cell>
          <table:table-cell table:style-name="Table5.E6" office:value-type="string">
            <text:list xml:id="list161033907723593" text:continue-numbering="true" text:style-name="L2">
              <text:list-item>
                <text:p text:style-name="P206">Não nulo</text:p>
              </text:list-item>
            </text:list>
          </table:table-cell>
        </table:table-row>
        <table:table-row>
          <table:table-cell table:style-name="Table5.A6" office:value-type="string">
            <text:p text:style-name="P152">Status</text:p>
          </table:table-cell>
          <table:table-cell table:style-name="Table5.D6" office:value-type="string">
            <text:p text:style-name="P47">Atributo que representa o status d<text:span text:style-name="T4">o quarto</text:span></text:p>
          </table:table-cell>
          <table:table-cell table:style-name="Table5.C6" office:value-type="string">
            <text:p text:style-name="P56">Boolean</text:p>
          </table:table-cell>
          <table:table-cell table:style-name="Table5.D6" office:value-type="string">
            <text:p text:style-name="P56">Boolean</text:p>
          </table:table-cell>
          <table:table-cell table:style-name="Table5.E6" office:value-type="string">
            <text:list xml:id="list161034752014904" text:continue-numbering="true" text:style-name="L2">
              <text:list-item>
                <text:p text:style-name="P206">Não nulo</text:p>
              </text:list-item>
            </text:list>
          </table:table-cell>
        </table:table-row>
      </table:table>
      <text:p text:style-name="P10"/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155"/>
            <text:p text:style-name="P167"><text:span text:style-name="T62">CONTA</text:span>: Relação que armazena os dados d<text:span text:style-name="T62">a conta do hóspede</text:span></text:p>
            <text:p text:style-name="P15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135">Atributo </text:p>
            <text:p text:style-name="P135"/>
          </table:table-cell>
          <table:table-cell table:style-name="Tabela1.D6" office:value-type="string">
            <text:p text:style-name="P135">Descrição</text:p>
          </table:table-cell>
          <table:table-cell table:style-name="Tabela1.C6" office:value-type="string">
            <text:p text:style-name="P135">Tipo</text:p>
          </table:table-cell>
          <table:table-cell table:style-name="Tabela1.D6" office:value-type="string">
            <text:p text:style-name="P135">Domínio</text:p>
          </table:table-cell>
          <table:table-cell table:style-name="Tabela1.E6" office:value-type="string">
            <text:p text:style-name="P135">Restrição</text:p>
          </table:table-cell>
        </table:table-row>
        <table:table-row>
          <table:table-cell table:style-name="Tabela1.A6" office:value-type="string">
            <text:p text:style-name="P168">NotaFiscal</text:p>
          </table:table-cell>
          <table:table-cell table:style-name="Tabela1.D6" office:value-type="string">
            <text:p text:style-name="P50">Atributo que <text:span text:style-name="T57">representa a identificação de cada nota fiscal</text:span></text:p>
          </table:table-cell>
          <table:table-cell table:style-name="Tabela1.C6" office:value-type="string">
            <text:p text:style-name="P111">String(30)</text:p>
          </table:table-cell>
          <table:table-cell table:style-name="Tabela1.D6" office:value-type="string">
            <text:p text:style-name="P111">String(30)</text:p>
          </table:table-cell>
          <table:table-cell table:style-name="Tabela1.E6" office:value-type="string">
            <text:list xml:id="list161033299263211" text:continue-numbering="true" text:style-name="L2">
              <text:list-item>
                <text:p text:style-name="P207">Chave Primária</text:p>
              </text:list-item>
            </text:list>
          </table:table-cell>
        </table:table-row>
        <text:soft-page-break/>
        <table:table-row>
          <table:table-cell table:style-name="Tabela1.A6" office:value-type="string">
            <text:p text:style-name="P169">Data</text:p>
          </table:table-cell>
          <table:table-cell table:style-name="Tabela1.D6" office:value-type="string">
            <text:p text:style-name="P76">Atributo que representa <text:span text:style-name="T60">a data em que a despesa foi gerada</text:span></text:p>
          </table:table-cell>
          <table:table-cell table:style-name="Tabela1.C6" office:value-type="string">
            <text:p text:style-name="P112">Date</text:p>
          </table:table-cell>
          <table:table-cell table:style-name="Tabela1.D6" office:value-type="string">
            <text:p text:style-name="P112">dd/mm/yyyy</text:p>
          </table:table-cell>
          <table:table-cell table:style-name="Tabela1.E6" office:value-type="string">
            <text:list xml:id="list161034629212701" text:continue-numbering="true" text:style-name="L2">
              <text:list-item>
                <text:p text:style-name="P204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9">Valor<text:span text:style-name="T62">Total</text:span></text:p>
          </table:table-cell>
          <table:table-cell table:style-name="Tabela1.D6" office:value-type="string">
            <text:p text:style-name="P76">Atributo que representa <text:span text:style-name="T60">o valor da despesa</text:span></text:p>
          </table:table-cell>
          <table:table-cell table:style-name="Tabela1.C6" office:value-type="string">
            <text:p text:style-name="P112">Real</text:p>
          </table:table-cell>
          <table:table-cell table:style-name="Tabela1.D6" office:value-type="string">
            <text:p text:style-name="P112">Números reais positivos</text:p>
          </table:table-cell>
          <table:table-cell table:style-name="Tabela1.E6" office:value-type="string">
            <text:list xml:id="list161034141196472" text:continue-numbering="true" text:style-name="L2">
              <text:list-item>
                <text:p text:style-name="P204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69">Status</text:p>
          </table:table-cell>
          <table:table-cell table:style-name="Tabela1.D6" office:value-type="string">
            <text:p text:style-name="P76">Atributo que representa o <text:span text:style-name="T60">status da despesa</text:span></text:p>
          </table:table-cell>
          <table:table-cell table:style-name="Tabela1.C6" office:value-type="string">
            <text:p text:style-name="P112">Boolean</text:p>
          </table:table-cell>
          <table:table-cell table:style-name="Tabela1.D6" office:value-type="string">
            <text:p text:style-name="P112">Boolean</text:p>
          </table:table-cell>
          <table:table-cell table:style-name="Tabela1.E6" office:value-type="string">
            <text:list xml:id="list161034365826703" text:continue-numbering="true" text:style-name="L2">
              <text:list-item>
                <text:p text:style-name="P204">Não nulo</text:p>
              </text:list-item>
            </text:list>
          </table:table-cell>
        </table:table-row>
        <table:table-row>
          <table:table-cell table:style-name="Tabela1.A7" office:value-type="string">
            <text:p text:style-name="P171">CodReserva</text:p>
          </table:table-cell>
          <table:table-cell table:style-name="Tabela1.D7" office:value-type="string">
            <text:p text:style-name="P114">Atributo que representa o código da reserva</text:p>
          </table:table-cell>
          <table:table-cell table:style-name="Tabela1.C7" office:value-type="string">
            <text:p text:style-name="P114">Int </text:p>
          </table:table-cell>
          <table:table-cell table:style-name="Tabela1.D7" office:value-type="string">
            <text:p text:style-name="P114">Números inteiros positivos</text:p>
          </table:table-cell>
          <table:table-cell table:style-name="Tabela1.E7" office:value-type="string">
            <text:list xml:id="list161033943307721" text:continue-numbering="true" text:style-name="L2">
              <text:list-item>
                <text:p text:style-name="P203">Chave estrangeira que faz <text:span text:style-name="T68">referência</text:span> ao atributo “<text:span text:style-name="T68">codigo</text:span>” na tabela “RESERVA”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154"/>
            <text:p text:style-name="P166">HOSPEDE: Relação que armazena os dados do hóspede</text:p>
            <text:p text:style-name="P15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31">Atributo </text:p>
            <text:p text:style-name="P131"/>
          </table:table-cell>
          <table:table-cell table:style-name="Table6.D7" office:value-type="string">
            <text:p text:style-name="P131">Descrição</text:p>
          </table:table-cell>
          <table:table-cell table:style-name="Table6.C7" office:value-type="string">
            <text:p text:style-name="P131">Tipo</text:p>
          </table:table-cell>
          <table:table-cell table:style-name="Table6.D7" office:value-type="string">
            <text:p text:style-name="P131">Domínio</text:p>
          </table:table-cell>
          <table:table-cell table:style-name="Table6.E7" office:value-type="string">
            <text:p text:style-name="P131">Restrição</text:p>
          </table:table-cell>
        </table:table-row>
        <table:table-row>
          <table:table-cell table:style-name="Table6.A7" office:value-type="string">
            <text:p text:style-name="P165">ID</text:p>
          </table:table-cell>
          <table:table-cell table:style-name="Table6.D7" office:value-type="string">
            <text:p text:style-name="P48">Atributo que representa <text:span text:style-name="T4">o ID de cada hóspede</text:span></text:p>
          </table:table-cell>
          <table:table-cell table:style-name="Table6.C7" office:value-type="string">
            <text:p text:style-name="P106">SERIAL</text:p>
          </table:table-cell>
          <table:table-cell table:style-name="Table6.D7" office:value-type="string">
            <text:p text:style-name="P106">Números inteiros positivos</text:p>
          </table:table-cell>
          <table:table-cell table:style-name="Table6.E7" office:value-type="string">
            <text:list xml:id="list161034084973450" text:continue-numbering="true" text:style-name="L2">
              <text:list-item>
                <text:p text:style-name="P208">Chave substituta</text:p>
              </text:list-item>
              <text:list-item>
                <text:p text:style-name="P208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54">CpfCadastr<text:span text:style-name="T40">ado</text:span></text:p>
          </table:table-cell>
          <table:table-cell table:style-name="Table6.D7" office:value-type="string">
            <text:p text:style-name="P73">Atributo que representa o CPF do hóspede</text:p>
          </table:table-cell>
          <table:table-cell table:style-name="Table6.C7" office:value-type="string">
            <text:p text:style-name="P74">String(11)</text:p>
          </table:table-cell>
          <table:table-cell table:style-name="Table6.D7" office:value-type="string">
            <text:p text:style-name="P74">String(1<text:span text:style-name="T13">1</text:span>)</text:p>
          </table:table-cell>
          <table:table-cell table:style-name="Table6.E7" office:value-type="string">
            <text:list xml:id="list161034474912574" text:continue-numbering="true" text:style-name="L2">
              <text:list-item>
                <text:p text:style-name="P209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6.A7" office:value-type="string">
            <text:p text:style-name="P154">MotivoViagem</text:p>
          </table:table-cell>
          <table:table-cell table:style-name="Table6.D7" office:value-type="string">
            <text:p text:style-name="P73">Atributo que representa o motivo da viagem</text:p>
          </table:table-cell>
          <table:table-cell table:style-name="Table6.C7" office:value-type="string">
            <text:p text:style-name="P73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list xml:id="list161033810180954" text:continue-numbering="true" text:style-name="L2">
              <text:list-header>
                <text:p text:style-name="P212"/>
              </text:list-header>
            </text:list>
          </table:table-cell>
        </table:table-row>
        <table:table-row>
          <table:table-cell table:style-name="Table6.A7" office:value-type="string">
            <text:p text:style-name="P154">LocalOrigem</text:p>
          </table:table-cell>
          <table:table-cell table:style-name="Table6.D7" office:value-type="string">
            <text:p text:style-name="P73">Atributo que representa o local de origem do hóspede </text:p>
          </table:table-cell>
          <table:table-cell table:style-name="Table6.C7" office:value-type="string">
            <text:p text:style-name="P73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list xml:id="list161034179922897" text:continue-numbering="true" text:style-name="L2">
              <text:list-header>
                <text:p text:style-name="P212"/>
              </text:list-header>
            </text:list>
          </table:table-cell>
        </table:table-row>
        <table:table-row>
          <table:table-cell table:style-name="Table6.A7" office:value-type="string">
            <text:p text:style-name="P154">LocalDestino</text:p>
          </table:table-cell>
          <table:table-cell table:style-name="Table6.D7" office:value-type="string">
            <text:p text:style-name="P73">Atributo que representa o local de destino do hóspede</text:p>
          </table:table-cell>
          <table:table-cell table:style-name="Table6.C7" office:value-type="string">
            <text:p text:style-name="P75">String(100)</text:p>
          </table:table-cell>
          <table:table-cell table:style-name="Table6.D7" office:value-type="string">
            <text:p text:style-name="P74">String(1<text:span text:style-name="T13">00</text:span>)</text:p>
          </table:table-cell>
          <table:table-cell table:style-name="Table6.E7" office:value-type="string">
            <text:p text:style-name="P110"/>
          </table:table-cell>
        </table:table-row>
        <table:table-row>
          <table:table-cell table:style-name="Table6.A8" office:value-type="string">
            <text:p text:style-name="P154">NumQuarto</text:p>
          </table:table-cell>
          <table:table-cell table:style-name="Table6.D8" office:value-type="string">
            <text:p text:style-name="P73">Atributo que <text:soft-page-break/>representa o número do q<text:span text:style-name="T40">uarto em que o hóspede está</text:span></text:p>
          </table:table-cell>
          <table:table-cell table:style-name="Table6.C8" office:value-type="string">
            <text:p text:style-name="P77">Int</text:p>
          </table:table-cell>
          <table:table-cell table:style-name="Table6.D8" office:value-type="string">
            <text:p text:style-name="P78">Números inteiros <text:soft-page-break/>e positivos</text:p>
          </table:table-cell>
          <table:table-cell table:style-name="Table6.E8" office:value-type="string">
            <text:list xml:id="list161033791068185" text:continue-numbering="true" text:style-name="L2">
              <text:list-item>
                <text:p text:style-name="P213">Chave <text:soft-page-break/><text:span text:style-name="T39">estrangeira que faz referência ao atributo “numero” na relação “QUARTO”</text:span> </text:p>
              </text:list-item>
            </text:list>
          </table:table-cell>
        </table:table-row>
      </table:table>
      <text:p text:style-name="P15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79"><text:span text:style-name="T19">SERVI</text:span><text:span text:style-name="T21">C</text:span><text:span text:style-name="T19">O_ACADEMIA: </text:span><text:span text:style-name="T20">Relação que armazena os dados sobre o serviço academi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8" office:value-type="string">
            <text:p text:style-name="P132">Atributo </text:p>
            <text:p text:style-name="P132"/>
          </table:table-cell>
          <table:table-cell table:style-name="Table8.D8" office:value-type="string">
            <text:p text:style-name="P132">Descrição</text:p>
          </table:table-cell>
          <table:table-cell table:style-name="Table8.C8" office:value-type="string">
            <text:p text:style-name="P132">Tipo</text:p>
          </table:table-cell>
          <table:table-cell table:style-name="Table8.D8" office:value-type="string">
            <text:p text:style-name="P132">Domínio</text:p>
          </table:table-cell>
          <table:table-cell table:style-name="Table8.E8" office:value-type="string">
            <text:p text:style-name="P132">Restrição</text:p>
          </table:table-cell>
        </table:table-row>
        <table:table-row>
          <table:table-cell table:style-name="Table8.A8" office:value-type="string">
            <text:p text:style-name="P146">I<text:span text:style-name="T6">dServExtra</text:span></text:p>
          </table:table-cell>
          <table:table-cell table:style-name="Table8.D8" office:value-type="string">
            <text:p text:style-name="P43">Atributo que representa <text:span text:style-name="T4">o ID do serviço</text:span></text:p>
          </table:table-cell>
          <table:table-cell table:style-name="Table8.C8" office:value-type="string">
            <text:p text:style-name="P61">Int</text:p>
          </table:table-cell>
          <table:table-cell table:style-name="Table8.D8" office:value-type="string">
            <text:p text:style-name="P61"><text:span text:style-name="T41">Nú</text:span>meros positivos <text:span text:style-name="T12">inteiros</text:span></text:p>
          </table:table-cell>
          <table:table-cell table:style-name="Table8.E8" office:value-type="string">
            <text:list xml:id="list161033467582829" text:continue-numbering="true" text:style-name="L2">
              <text:list-item>
                <text:p text:style-name="P190">Chave Primaria</text:p>
                <text:p text:style-name="P190"/>
              </text:list-item>
            </text:list>
          </table:table-cell>
        </table:table-row>
        <table:table-row>
          <table:table-cell table:style-name="Table8.A8" office:value-type="string">
            <text:p text:style-name="P172">Valor</text:p>
          </table:table-cell>
          <table:table-cell table:style-name="Table8.D8" office:value-type="string">
            <text:p text:style-name="P115">Atributo que representa o valor do serviço </text:p>
          </table:table-cell>
          <table:table-cell table:style-name="Table8.C8" office:value-type="string">
            <text:p text:style-name="P115">Real</text:p>
          </table:table-cell>
          <table:table-cell table:style-name="Table8.D8" office:value-type="string">
            <text:p text:style-name="P115">Números positivos</text:p>
          </table:table-cell>
          <table:table-cell table:style-name="Table8.E8" office:value-type="string">
            <text:list xml:id="list161034623047819" text:continue-numbering="true" text:style-name="L2">
              <text:list-item>
                <text:p text:style-name="P214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56">DuracaoTreino</text:p>
          </table:table-cell>
          <table:table-cell table:style-name="Table8.D8" office:value-type="string">
            <text:p text:style-name="P82">Atributo que representa a duração do treino</text:p>
          </table:table-cell>
          <table:table-cell table:style-name="Table8.C8" office:value-type="string">
            <text:p text:style-name="P83">Int</text:p>
          </table:table-cell>
          <table:table-cell table:style-name="Table8.D8" office:value-type="string">
            <text:p text:style-name="P83">Números inteiros positivos</text:p>
          </table:table-cell>
          <table:table-cell table:style-name="Table8.E8" office:value-type="string">
            <text:list xml:id="list161034843733334" text:continue-numbering="true" text:style-name="L2">
              <text:list-item>
                <text:p text:style-name="P215">Não nulo</text:p>
              </text:list-item>
            </text:list>
          </table:table-cell>
        </table:table-row>
        <table:table-row>
          <table:table-cell table:style-name="Table8.A6" office:value-type="string">
            <text:p text:style-name="P156">TipoTreino</text:p>
          </table:table-cell>
          <table:table-cell table:style-name="Table8.D6" office:value-type="string">
            <text:p text:style-name="P84">Atributo que representa o tipo de treino feito</text:p>
          </table:table-cell>
          <table:table-cell table:style-name="Table8.C6" office:value-type="string">
            <text:p text:style-name="P84">String(50)</text:p>
          </table:table-cell>
          <table:table-cell table:style-name="Table8.D6" office:value-type="string">
            <text:p text:style-name="P84">String(50)</text:p>
          </table:table-cell>
          <table:table-cell table:style-name="Table8.E6" office:value-type="string">
            <text:list xml:id="list161034384906827" text:continue-numbering="true" text:style-name="L2">
              <text:list-item>
                <text:p text:style-name="P215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76">CodReserva</text:p>
          </table:table-cell>
          <table:table-cell table:style-name="Table8.D8" office:value-type="string">
            <text:p text:style-name="P84">Atributo que representa o <text:span text:style-name="T70">código da reserva</text:span></text:p>
          </table:table-cell>
          <table:table-cell table:style-name="Table8.C8" office:value-type="string">
            <text:p text:style-name="P84">Int</text:p>
          </table:table-cell>
          <table:table-cell table:style-name="Table8.D8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8.E8" office:value-type="string">
            <text:list xml:id="list161033656480250" text:continue-numbering="true" text:style-name="L2">
              <text:list-item>
                <text:p text:style-name="P216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8.A8" office:value-type="string">
            <text:p text:style-name="P156">Data<text:span text:style-name="T63">Solicitada</text:span></text:p>
          </table:table-cell>
          <table:table-cell table:style-name="Table8.D8" office:value-type="string">
            <text:p text:style-name="P84">Atributo que representa <text:span text:style-name="T14">a data em que o treino foi solicitado</text:span></text:p>
          </table:table-cell>
          <table:table-cell table:style-name="Table8.C8" office:value-type="string">
            <text:p text:style-name="P90">Date</text:p>
          </table:table-cell>
          <table:table-cell table:style-name="Table8.D8" office:value-type="string">
            <text:p text:style-name="P91"><text:s/><text:span text:style-name="T1">dd/mm/yyyy</text:span></text:p>
          </table:table-cell>
          <table:table-cell table:style-name="Table8.E8" office:value-type="string">
            <text:list xml:id="list161033604188990" text:continue-numbering="true" text:style-name="L2">
              <text:list-item>
                <text:p text:style-name="P217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59">Hora<text:span text:style-name="T63">Solicitada</text:span></text:p>
          </table:table-cell>
          <table:table-cell table:style-name="Table8.D9" office:value-type="string">
            <text:p text:style-name="P92">Atributo que representa a hora <text:span text:style-name="T43">em que o treino foi solicitado</text:span></text:p>
          </table:table-cell>
          <table:table-cell table:style-name="Table8.C9" office:value-type="string">
            <text:p text:style-name="P94">Time</text:p>
          </table:table-cell>
          <table:table-cell table:style-name="Table8.D9" office:value-type="string">
            <text:p text:style-name="P94">hh:mm:ss</text:p>
          </table:table-cell>
          <table:table-cell table:style-name="Table8.E9" office:value-type="string">
            <text:list xml:id="list161033788268555" text:continue-numbering="true" text:style-name="L2">
              <text:list-item>
                <text:p text:style-name="P217">Não nulo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ext:soft-page-break/>
        <table:table-row>
          <table:table-cell table:style-name="Table9.A1" table:number-columns-spanned="5" office:value-type="string">
            <text:p text:style-name="P81"><text:span text:style-name="T19">SERVI</text:span><text:span text:style-name="T26">C</text:span><text:span text:style-name="T19">O_LAVANDEIRA: Rela</text:span><text:span text:style-name="T25">ção que armazena dados sobre o serviço lavandeira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7" office:value-type="string">
            <text:p text:style-name="P132">Atributo </text:p>
          </table:table-cell>
          <table:table-cell table:style-name="Table9.D7" office:value-type="string">
            <text:p text:style-name="P132">Descrição</text:p>
            <text:p text:style-name="P132"/>
          </table:table-cell>
          <table:table-cell table:style-name="Table9.C7" office:value-type="string">
            <text:p text:style-name="P132">Tipo</text:p>
          </table:table-cell>
          <table:table-cell table:style-name="Table9.D7" office:value-type="string">
            <text:p text:style-name="P132">Domínio</text:p>
          </table:table-cell>
          <table:table-cell table:style-name="Table9.E7" office:value-type="string">
            <text:p text:style-name="P132">Restrição</text:p>
          </table:table-cell>
        </table:table-row>
        <table:table-row>
          <table:table-cell table:style-name="Table9.A3" office:value-type="string">
            <text:p text:style-name="P146">I<text:span text:style-name="T6">dServExtra</text:span></text:p>
          </table:table-cell>
          <table:table-cell table:style-name="Table9.D3" office:value-type="string">
            <text:p text:style-name="P43">Atributo que representa <text:span text:style-name="T4">o ID do serviço extra</text:span></text:p>
          </table:table-cell>
          <table:table-cell table:style-name="Table9.C3" office:value-type="string">
            <text:p text:style-name="P61">Int</text:p>
          </table:table-cell>
          <table:table-cell table:style-name="Table9.D3" office:value-type="string">
            <text:p text:style-name="P61"><text:span text:style-name="T45">Nú</text:span>meros <text:span text:style-name="T45">inteiros</text:span> positivos</text:p>
          </table:table-cell>
          <table:table-cell table:style-name="Table9.E3" office:value-type="string">
            <text:list xml:id="list161033435038458" text:continue-numbering="true" text:style-name="L2">
              <text:list-item>
                <text:p text:style-name="P190">Chave Primaria</text:p>
              </text:list-item>
            </text:list>
          </table:table-cell>
        </table:table-row>
        <table:table-row>
          <table:table-cell table:style-name="Table9.A7" office:value-type="string">
            <text:p text:style-name="P172">Valor</text:p>
          </table:table-cell>
          <table:table-cell table:style-name="Table9.D7" office:value-type="string">
            <text:p text:style-name="P115">Atributo que representa o valor do serviço </text:p>
          </table:table-cell>
          <table:table-cell table:style-name="Table9.C7" office:value-type="string">
            <text:p text:style-name="P115">Real</text:p>
          </table:table-cell>
          <table:table-cell table:style-name="Table9.D7" office:value-type="string">
            <text:p text:style-name="P115">Números positivos</text:p>
          </table:table-cell>
          <table:table-cell table:style-name="Table9.E7" office:value-type="string">
            <text:list xml:id="list161033093408404" text:continue-numbering="true" text:style-name="L2">
              <text:list-item>
                <text:p text:style-name="P214">Não nulo</text:p>
              </text:list-item>
            </text:list>
          </table:table-cell>
        </table:table-row>
        <table:table-row>
          <table:table-cell table:style-name="Table9.A7" office:value-type="string">
            <text:p text:style-name="P176">CodReserva</text:p>
          </table:table-cell>
          <table:table-cell table:style-name="Table9.D7" office:value-type="string">
            <text:p text:style-name="P84">Atributo que representa o <text:span text:style-name="T70">código da reserva</text:span></text:p>
          </table:table-cell>
          <table:table-cell table:style-name="Table9.C7" office:value-type="string">
            <text:p text:style-name="P84">Int</text:p>
          </table:table-cell>
          <table:table-cell table:style-name="Table9.D7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9.E7" office:value-type="string">
            <text:list xml:id="list161034090284788" text:continue-numbering="true" text:style-name="L2">
              <text:list-item>
                <text:p text:style-name="P216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9.A7" office:value-type="string">
            <text:p text:style-name="P156">Data<text:span text:style-name="T63">Solicitada</text:span></text:p>
          </table:table-cell>
          <table:table-cell table:style-name="Table9.D7" office:value-type="string">
            <text:p text:style-name="P85">Atributo que representa <text:span text:style-name="T14">a data em que o serviço foi solicitado</text:span></text:p>
          </table:table-cell>
          <table:table-cell table:style-name="Table9.C7" office:value-type="string">
            <text:p text:style-name="P95">Date </text:p>
          </table:table-cell>
          <table:table-cell table:style-name="Table9.D7" office:value-type="string">
            <text:p text:style-name="P61"><text:s/>dd<text:span text:style-name="T16">/mm/yyyy</text:span></text:p>
          </table:table-cell>
          <table:table-cell table:style-name="Table9.E7" office:value-type="string">
            <text:list xml:id="list161033752808852" text:continue-numbering="true" text:style-name="L2">
              <text:list-item>
                <text:p text:style-name="P218">Não nulo</text:p>
              </text:list-item>
            </text:list>
          </table:table-cell>
        </table:table-row>
        <table:table-row>
          <table:table-cell table:style-name="Table9.A7" office:value-type="string">
            <text:p text:style-name="P156">Hora<text:span text:style-name="T63">Solicitada</text:span></text:p>
          </table:table-cell>
          <table:table-cell table:style-name="Table9.D7" office:value-type="string">
            <text:p text:style-name="P92">Atributo que representa a hora <text:span text:style-name="T46">em que o serviço foi solicitado</text:span></text:p>
          </table:table-cell>
          <table:table-cell table:style-name="Table9.C7" office:value-type="string">
            <text:p text:style-name="P96">Time</text:p>
          </table:table-cell>
          <table:table-cell table:style-name="Table9.D7" office:value-type="string">
            <text:p text:style-name="P96">hh:mm:ss</text:p>
          </table:table-cell>
          <table:table-cell table:style-name="Table9.E7" office:value-type="string">
            <text:list xml:id="list161035241854549" text:continue-numbering="true" text:style-name="L2">
              <text:list-item>
                <text:p text:style-name="P218">Não nulo</text:p>
              </text:list-item>
            </text:list>
          </table:table-cell>
        </table:table-row>
      </table:table>
      <text:p text:style-name="P8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80"><text:span text:style-name="T19">SERVI</text:span><text:span text:style-name="T23">C</text:span><text:span text:style-name="T19">O_</text:span><text:span text:style-name="T24">BAR_RESTAURANTE:</text:span><text:span text:style-name="T19"> </text:span><text:span text:style-name="T25">Relação que armazena dados sobre o serviço restaurant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6" office:value-type="string">
            <text:p text:style-name="P133">Atributo </text:p>
            <text:p text:style-name="P133"/>
          </table:table-cell>
          <table:table-cell table:style-name="Table10.D6" office:value-type="string">
            <text:p text:style-name="P133">Descrição</text:p>
          </table:table-cell>
          <table:table-cell table:style-name="Table10.C6" office:value-type="string">
            <text:p text:style-name="P133">Tipo</text:p>
          </table:table-cell>
          <table:table-cell table:style-name="Table10.D6" office:value-type="string">
            <text:p text:style-name="P133">Domínio</text:p>
          </table:table-cell>
          <table:table-cell table:style-name="Table10.E6" office:value-type="string">
            <text:p text:style-name="P133">Restrição</text:p>
          </table:table-cell>
        </table:table-row>
        <table:table-row>
          <table:table-cell table:style-name="Table10.A3" office:value-type="string">
            <text:p text:style-name="P147">I<text:span text:style-name="T6">dServExtra</text:span></text:p>
          </table:table-cell>
          <table:table-cell table:style-name="Table10.D3" office:value-type="string">
            <text:p text:style-name="P43">Atributo que representa <text:span text:style-name="T4">o ID do serviço extra </text:span></text:p>
          </table:table-cell>
          <table:table-cell table:style-name="Table10.C3" office:value-type="string">
            <text:p text:style-name="P62">Int</text:p>
          </table:table-cell>
          <table:table-cell table:style-name="Table10.D3" office:value-type="string">
            <text:p text:style-name="P62">N<text:span text:style-name="T17">ú</text:span>meros <text:span text:style-name="T47">inteiros</text:span> positivos</text:p>
          </table:table-cell>
          <table:table-cell table:style-name="Table10.E3" office:value-type="string">
            <text:list xml:id="list161034276851696" text:continue-numbering="true" text:style-name="L2">
              <text:list-item>
                <text:p text:style-name="P191">Chave Prim<text:span text:style-name="T53">á</text:span>ria</text:p>
              </text:list-item>
            </text:list>
          </table:table-cell>
        </table:table-row>
        <table:table-row>
          <table:table-cell table:style-name="Table10.A6" office:value-type="string">
            <text:p text:style-name="P176">CodReserva</text:p>
          </table:table-cell>
          <table:table-cell table:style-name="Table10.D6" office:value-type="string">
            <text:p text:style-name="P84">Atributo que representa o <text:span text:style-name="T70">código da reserva</text:span></text:p>
          </table:table-cell>
          <table:table-cell table:style-name="Table10.C6" office:value-type="string">
            <text:p text:style-name="P84">Int</text:p>
          </table:table-cell>
          <table:table-cell table:style-name="Table10.D6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10.E6" office:value-type="string">
            <text:list xml:id="list161034689958755" text:continue-numbering="true" text:style-name="L2">
              <text:list-item>
                <text:p text:style-name="P216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10.A6" office:value-type="string">
            <text:p text:style-name="P172">Valor</text:p>
          </table:table-cell>
          <table:table-cell table:style-name="Table10.D6" office:value-type="string">
            <text:p text:style-name="P115">Atributo que representa o valor do serviço </text:p>
          </table:table-cell>
          <table:table-cell table:style-name="Table10.C6" office:value-type="string">
            <text:p text:style-name="P115">Real</text:p>
          </table:table-cell>
          <table:table-cell table:style-name="Table10.D6" office:value-type="string">
            <text:p text:style-name="P115">Números positivos</text:p>
          </table:table-cell>
          <table:table-cell table:style-name="Table10.E6" office:value-type="string">
            <text:list xml:id="list161034619683984" text:continue-numbering="true" text:style-name="L2">
              <text:list-item>
                <text:p text:style-name="P214">Não nulo</text:p>
              </text:list-item>
            </text:list>
          </table:table-cell>
        </table:table-row>
        <table:table-row>
          <table:table-cell table:style-name="Table10.A6" office:value-type="string">
            <text:p text:style-name="P158">Data<text:span text:style-name="T63">Solicitada</text:span></text:p>
          </table:table-cell>
          <table:table-cell table:style-name="Table10.D6" office:value-type="string">
            <text:p text:style-name="P86">Atributo que representa <text:span text:style-name="T14">a data em que o serviço foi solicitado</text:span></text:p>
          </table:table-cell>
          <table:table-cell table:style-name="Table10.C6" office:value-type="string">
            <text:p text:style-name="P97">Date </text:p>
          </table:table-cell>
          <table:table-cell table:style-name="Table10.D6" office:value-type="string">
            <text:p text:style-name="P97">dd/mm/yyyy</text:p>
          </table:table-cell>
          <table:table-cell table:style-name="Table10.E6" office:value-type="string">
            <text:list xml:id="list161034114741726" text:continue-numbering="true" text:style-name="L2">
              <text:list-item>
                <text:p text:style-name="P219">Não nulo</text:p>
              </text:list-item>
            </text:list>
          </table:table-cell>
        </table:table-row>
        <text:soft-page-break/>
        <table:table-row>
          <table:table-cell table:style-name="Table10.A7" office:value-type="string">
            <text:p text:style-name="P158">Hora<text:span text:style-name="T63">Solicitada</text:span></text:p>
          </table:table-cell>
          <table:table-cell table:style-name="Table10.D7" office:value-type="string">
            <text:p text:style-name="P93">Atributo que representa a hora <text:span text:style-name="T48">em que o</text:span> <text:span text:style-name="T15">serviço foi solicitado</text:span></text:p>
          </table:table-cell>
          <table:table-cell table:style-name="Table10.C7" office:value-type="string">
            <text:p text:style-name="P98">Time</text:p>
          </table:table-cell>
          <table:table-cell table:style-name="Table10.D7" office:value-type="string">
            <text:p text:style-name="P98">hh:mm:ss</text:p>
          </table:table-cell>
          <table:table-cell table:style-name="Table10.E7" office:value-type="string">
            <text:list xml:id="list161033307327002" text:continue-numbering="true" text:style-name="L2">
              <text:list-item>
                <text:p text:style-name="P223">Não nulo</text:p>
              </text:list-item>
            </text:list>
          </table:table-cell>
        </table:table-row>
      </table:table>
      <text:p text:style-name="P12"/>
      <text:p text:style-name="P58"/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57">SERVIÇO_<text:span text:style-name="T7">FRIGOBAR: Relação que armazena dados sobre o serviço frigob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33">Atributo </text:p>
          </table:table-cell>
          <table:table-cell table:style-name="Table11.D7" office:value-type="string">
            <text:p text:style-name="P133">Descrição</text:p>
          </table:table-cell>
          <table:table-cell table:style-name="Table11.C7" office:value-type="string">
            <text:p text:style-name="P133">Tipo</text:p>
          </table:table-cell>
          <table:table-cell table:style-name="Table11.D7" office:value-type="string">
            <text:p text:style-name="P133">Domínio</text:p>
          </table:table-cell>
          <table:table-cell table:style-name="Table11.E7" office:value-type="string">
            <text:p text:style-name="P133">Restrição</text:p>
            <text:p text:style-name="P133"/>
          </table:table-cell>
        </table:table-row>
        <table:table-row>
          <table:table-cell table:style-name="Table11.A7" office:value-type="string">
            <text:p text:style-name="P147">I<text:span text:style-name="T6">dServExtra</text:span></text:p>
          </table:table-cell>
          <table:table-cell table:style-name="Table11.D7" office:value-type="string">
            <text:p text:style-name="P49">Atributo que representa <text:span text:style-name="T4">o ID do serviço extra </text:span></text:p>
          </table:table-cell>
          <table:table-cell table:style-name="Table11.C7" office:value-type="string">
            <text:p text:style-name="P62">Int</text:p>
          </table:table-cell>
          <table:table-cell table:style-name="Table11.D7" office:value-type="string">
            <text:p text:style-name="P62"><text:span text:style-name="T48">Nú</text:span>meros positivos</text:p>
          </table:table-cell>
          <table:table-cell table:style-name="Table11.E7" office:value-type="string">
            <text:list xml:id="list161035153686286" text:continue-numbering="true" text:style-name="L2">
              <text:list-item>
                <text:p text:style-name="P191">Chave Prim<text:span text:style-name="T52">á</text:span>ria</text:p>
              </text:list-item>
            </text:list>
            <text:p text:style-name="P33"/>
          </table:table-cell>
        </table:table-row>
        <table:table-row>
          <table:table-cell table:style-name="Table11.A7" office:value-type="string">
            <text:p text:style-name="P172">Valor</text:p>
          </table:table-cell>
          <table:table-cell table:style-name="Table11.D7" office:value-type="string">
            <text:p text:style-name="P115">Atributo que representa o valor do serviço </text:p>
          </table:table-cell>
          <table:table-cell table:style-name="Table11.C7" office:value-type="string">
            <text:p text:style-name="P115">Real</text:p>
          </table:table-cell>
          <table:table-cell table:style-name="Table11.D7" office:value-type="string">
            <text:p text:style-name="P115">Números positivos</text:p>
          </table:table-cell>
          <table:table-cell table:style-name="Table11.E7" office:value-type="string">
            <text:list xml:id="list161034175154503" text:continue-numbering="true" text:style-name="L2">
              <text:list-item>
                <text:p text:style-name="P214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76">CodReserva</text:p>
          </table:table-cell>
          <table:table-cell table:style-name="Table11.D7" office:value-type="string">
            <text:p text:style-name="P84">Atributo que representa o <text:span text:style-name="T70">código da reserva</text:span></text:p>
          </table:table-cell>
          <table:table-cell table:style-name="Table11.C7" office:value-type="string">
            <text:p text:style-name="P84">Int</text:p>
          </table:table-cell>
          <table:table-cell table:style-name="Table11.D7" office:value-type="string">
            <text:p text:style-name="P84">Número<text:span text:style-name="T42">s inteiros</text:span> positivo<text:span text:style-name="T42">s</text:span></text:p>
          </table:table-cell>
          <table:table-cell table:style-name="Table11.E7" office:value-type="string">
            <text:list xml:id="list161034279341798" text:continue-numbering="true" text:style-name="L2">
              <text:list-item>
                <text:p text:style-name="P216">Chave estrangeira que faz referência ao atributo “<text:span text:style-name="T70">codigo</text:span>” na tabela “<text:span text:style-name="T70">RESERVA</text:span>”</text:p>
              </text:list-item>
            </text:list>
          </table:table-cell>
        </table:table-row>
        <table:table-row>
          <table:table-cell table:style-name="Table11.A7" office:value-type="string">
            <text:p text:style-name="P158">Data<text:span text:style-name="T64">Solicidata</text:span></text:p>
          </table:table-cell>
          <table:table-cell table:style-name="Table11.D7" office:value-type="string">
            <text:p text:style-name="P86">Atributo que representa <text:span text:style-name="T14">a data em que o serviço foi solicitado</text:span></text:p>
          </table:table-cell>
          <table:table-cell table:style-name="Table11.C7" office:value-type="string">
            <text:p text:style-name="P97">Date </text:p>
          </table:table-cell>
          <table:table-cell table:style-name="Table11.D7" office:value-type="string">
            <text:p text:style-name="P97">dd/mm/yyyy</text:p>
          </table:table-cell>
          <table:table-cell table:style-name="Table11.E7" office:value-type="string">
            <text:list xml:id="list161033519895630" text:continue-numbering="true" text:style-name="L2">
              <text:list-item>
                <text:p text:style-name="P219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58">Hora<text:span text:style-name="T64">Solicitada</text:span></text:p>
          </table:table-cell>
          <table:table-cell table:style-name="Table11.D7" office:value-type="string">
            <text:p text:style-name="P93">Atributo que representa a hora <text:span text:style-name="T48">em que o</text:span> <text:span text:style-name="T15">serviço foi solicitado</text:span></text:p>
          </table:table-cell>
          <table:table-cell table:style-name="Table11.C7" office:value-type="string">
            <text:p text:style-name="P98">Time</text:p>
          </table:table-cell>
          <table:table-cell table:style-name="Table11.D7" office:value-type="string">
            <text:p text:style-name="P98">hh:mm:ss</text:p>
          </table:table-cell>
          <table:table-cell table:style-name="Table11.E7" office:value-type="string">
            <text:list xml:id="list161033352200532" text:continue-numbering="true" text:style-name="L2">
              <text:list-item>
                <text:p text:style-name="P223">Não nulo</text:p>
              </text:list-item>
            </text:list>
          </table:table-cell>
        </table:table-row>
      </table:table>
      <text:p text:style-name="P6"/>
      <text:p text:style-name="P12"/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162"><text:span text:style-name="T65">PRODUTO</text:span>: <text:span text:style-name="T27">Relação que armazena os dados dos produt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137">Atributo </text:p>
          </table:table-cell>
          <table:table-cell table:style-name="Tabela3.D4" office:value-type="string">
            <text:p text:style-name="P137">Descrição</text:p>
          </table:table-cell>
          <table:table-cell table:style-name="Tabela3.C4" office:value-type="string">
            <text:p text:style-name="P137">Tipo</text:p>
          </table:table-cell>
          <table:table-cell table:style-name="Tabela3.D4" office:value-type="string">
            <text:p text:style-name="P137">Domínio</text:p>
          </table:table-cell>
          <table:table-cell table:style-name="Tabela3.E4" office:value-type="string">
            <text:p text:style-name="P137">Restrição</text:p>
            <text:p text:style-name="P137"/>
          </table:table-cell>
        </table:table-row>
        <table:table-row>
          <table:table-cell table:style-name="Tabela3.A4" office:value-type="string">
            <text:p text:style-name="P173">Codigo</text:p>
          </table:table-cell>
          <table:table-cell table:style-name="Tabela3.D4" office:value-type="string">
            <text:p text:style-name="P120">Atributo que representa o <text:span text:style-name="T68">código</text:span> do produto</text:p>
          </table:table-cell>
          <table:table-cell table:style-name="Tabela3.C4" office:value-type="string">
            <text:p text:style-name="P120">Int</text:p>
          </table:table-cell>
          <table:table-cell table:style-name="Tabela3.D4" office:value-type="string">
            <text:p text:style-name="P120">Números inteiros positivos</text:p>
          </table:table-cell>
          <table:table-cell table:style-name="Tabela3.E4" office:value-type="string">
            <text:list xml:id="list161034866784833" text:continue-numbering="true" text:style-name="L2">
              <text:list-item>
                <text:p text:style-name="P224">Chave prim<text:span text:style-name="T71">á</text:span>ria</text:p>
              </text:list-item>
            </text:list>
          </table:table-cell>
        </table:table-row>
        <table:table-row>
          <table:table-cell table:style-name="Tabela3.A4" office:value-type="string">
            <text:p text:style-name="P173">Nome</text:p>
          </table:table-cell>
          <table:table-cell table:style-name="Tabela3.D4" office:value-type="string">
            <text:p text:style-name="P103">Atributo que representa o <text:span text:style-name="T65">nome do produto</text:span></text:p>
          </table:table-cell>
          <table:table-cell table:style-name="Tabela3.C4" office:value-type="string">
            <text:p text:style-name="P120">String(50)</text:p>
          </table:table-cell>
          <table:table-cell table:style-name="Tabela3.D4" office:value-type="string">
            <text:p text:style-name="P120">String(50)</text:p>
          </table:table-cell>
          <table:table-cell table:style-name="Tabela3.E4" office:value-type="string">
            <text:list xml:id="list410004705284974851" text:style-name="L7">
              <text:list-item>
                <text:p text:style-name="P227">Não nulo</text:p>
              </text:list-item>
            </text:list>
          </table:table-cell>
        </table:table-row>
        <table:table-row>
          <table:table-cell table:style-name="Tabela3.A5" office:value-type="string">
            <text:p text:style-name="P173">Preco </text:p>
          </table:table-cell>
          <table:table-cell table:style-name="Tabela3.D5" office:value-type="string">
            <text:p text:style-name="P120">Atributo que representa o preço do produto</text:p>
          </table:table-cell>
          <table:table-cell table:style-name="Tabela3.C5" office:value-type="string">
            <text:p text:style-name="P120">Real</text:p>
          </table:table-cell>
          <table:table-cell table:style-name="Tabela3.D5" office:value-type="string">
            <text:p text:style-name="P120">Números <text:span text:style-name="T68">reais </text:span>positivos</text:p>
          </table:table-cell>
          <table:table-cell table:style-name="Tabela3.E5" office:value-type="string">
            <text:list xml:id="list4159779342745586913" text:style-name="L8">
              <text:list-item>
                <text:p text:style-name="P228">Não nulo</text:p>
              </text:list-item>
            </text:list>
          </table:table-cell>
        </table:table-row>
      </table:table>
      <text:p text:style-name="P17"><text:soft-page-break/></text:p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row>
          <table:table-cell table:style-name="Tabela4.A1" table:number-columns-spanned="5" office:value-type="string">
            <text:p text:style-name="P163"><text:span text:style-name="T71">PECA</text:span>: <text:span text:style-name="T27">Relação que armazena os dados sobre as peças de roup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38">Atributo </text:p>
          </table:table-cell>
          <table:table-cell table:style-name="Tabela4.D2" office:value-type="string">
            <text:p text:style-name="P138">Descrição</text:p>
          </table:table-cell>
          <table:table-cell table:style-name="Tabela4.C2" office:value-type="string">
            <text:p text:style-name="P138">Tipo</text:p>
          </table:table-cell>
          <table:table-cell table:style-name="Tabela4.D2" office:value-type="string">
            <text:p text:style-name="P138">Domínio</text:p>
          </table:table-cell>
          <table:table-cell table:style-name="Tabela4.E2" office:value-type="string">
            <text:p text:style-name="P138">Restrição</text:p>
            <text:p text:style-name="P138"/>
          </table:table-cell>
        </table:table-row>
        <table:table-row>
          <table:table-cell table:style-name="Tabela4.A3" office:value-type="string">
            <text:p text:style-name="P177">Tipo</text:p>
          </table:table-cell>
          <table:table-cell table:style-name="Tabela4.D3" office:value-type="string">
            <text:p text:style-name="P121">Atributo que representa o <text:span text:style-name="T71">tipo de peça</text:span></text:p>
          </table:table-cell>
          <table:table-cell table:style-name="Tabela4.C3" office:value-type="string">
            <text:p text:style-name="P123">String(30)</text:p>
          </table:table-cell>
          <table:table-cell table:style-name="Tabela4.D3" office:value-type="string">
            <text:p text:style-name="P123">String(30)</text:p>
          </table:table-cell>
          <table:table-cell table:style-name="Tabela4.E3" office:value-type="string">
            <text:list xml:id="list161033575978601" text:continue-list="list161034866784833" text:style-name="L2">
              <text:list-item>
                <text:p text:style-name="P225">Chave prim<text:span text:style-name="T71">á</text:span>ria</text:p>
              </text:list-item>
            </text:list>
          </table:table-cell>
        </table:table-row>
        <table:table-row table:style-name="Tabela4.4">
          <table:table-cell table:style-name="Tabela4.A4" office:value-type="string">
            <text:p text:style-name="P174">Preco </text:p>
          </table:table-cell>
          <table:table-cell table:style-name="Tabela4.D4" office:value-type="string">
            <text:p text:style-name="P121">Atributo que representa o preço <text:span text:style-name="T71">de lavagem da peça</text:span></text:p>
          </table:table-cell>
          <table:table-cell table:style-name="Tabela4.C4" office:value-type="string">
            <text:p text:style-name="P121">Real</text:p>
          </table:table-cell>
          <table:table-cell table:style-name="Tabela4.D4" office:value-type="string">
            <text:p text:style-name="P121">Números <text:span text:style-name="T68">reais </text:span>positivos</text:p>
          </table:table-cell>
          <table:table-cell table:style-name="Tabela4.E4" office:value-type="string">
            <text:list xml:id="list6352480142769888971" text:style-name="L9">
              <text:list-item>
                <text:p text:style-name="P229">Não nulo</text:p>
              </text:list-item>
            </text:list>
          </table:table-cell>
        </table:table-row>
      </table:table>
      <text:p text:style-name="P18"/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60">TEM_RESERVA: <text:span text:style-name="T27">Relação que armazena dados do relacionamento entre “HOSPEDE” e “RESERVA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34">Atributo </text:p>
          </table:table-cell>
          <table:table-cell table:style-name="Table12.D4" office:value-type="string">
            <text:p text:style-name="P134">Descrição</text:p>
          </table:table-cell>
          <table:table-cell table:style-name="Table12.C4" office:value-type="string">
            <text:p text:style-name="P134">Tipo</text:p>
          </table:table-cell>
          <table:table-cell table:style-name="Table12.D4" office:value-type="string">
            <text:p text:style-name="P134">Domínio</text:p>
          </table:table-cell>
          <table:table-cell table:style-name="Table12.E4" office:value-type="string">
            <text:p text:style-name="P134">Restrição</text:p>
            <text:p text:style-name="P134"/>
          </table:table-cell>
        </table:table-row>
        <table:table-row>
          <table:table-cell table:style-name="Table12.A4" office:value-type="string">
            <text:p text:style-name="P242">IdHospede</text:p>
          </table:table-cell>
          <table:table-cell table:style-name="Table12.D4" office:value-type="string">
            <text:p text:style-name="P99">Atributo que representa o <text:span text:style-name="T65">ID</text:span> do hóspede</text:p>
          </table:table-cell>
          <table:table-cell table:style-name="Table12.C4" office:value-type="string">
            <text:p text:style-name="P107">SERIAL</text:p>
          </table:table-cell>
          <table:table-cell table:style-name="Table12.D4" office:value-type="string">
            <text:p text:style-name="P119">Números inteiros positivos</text:p>
          </table:table-cell>
          <table:table-cell table:style-name="Table12.E4" office:value-type="string">
            <text:list xml:id="list161034417585257" text:continue-list="list161033575978601" text:style-name="L2">
              <text:list-item>
                <text:p text:style-name="P226">Chave primaria</text:p>
              </text:list-item>
              <text:list-item>
                <text:p text:style-name="P210">Chave estrangeira que faz referência ao atributo “<text:span text:style-name="T65">ID</text:span>” na tabela “<text:span text:style-name="T49">HOSPEDE”</text:span></text:p>
                <text:p text:style-name="P210"/>
              </text:list-item>
            </text:list>
          </table:table-cell>
        </table:table-row>
        <table:table-row>
          <table:table-cell table:style-name="Table12.A4" office:value-type="string">
            <text:p text:style-name="P161">CodReserva</text:p>
          </table:table-cell>
          <table:table-cell table:style-name="Table12.D4" office:value-type="string">
            <text:p text:style-name="P102">Atributo que representa o código da reserva</text:p>
          </table:table-cell>
          <table:table-cell table:style-name="Table12.C4" office:value-type="string">
            <text:p text:style-name="P101">Int</text:p>
          </table:table-cell>
          <table:table-cell table:style-name="Table12.D4" office:value-type="string">
            <text:p text:style-name="P101">Números inteiros positivos</text:p>
          </table:table-cell>
          <table:table-cell table:style-name="Table12.E4" office:value-type="string">
            <text:list xml:id="list161033873244020" text:continue-numbering="true" text:style-name="L2">
              <text:list-item>
                <text:p text:style-name="P226">Chave prim<text:span text:style-name="T52">á</text:span>ria</text:p>
              </text:list-item>
              <text:list-item>
                <text:p text:style-name="P210">Chave estrangeira que faz referência ao atributo “<text:span text:style-name="T18">codigo</text:span>” na tabela “<text:span text:style-name="T50">RESERVA”</text:span></text:p>
              </text:list-item>
            </text:list>
          </table:table-cell>
        </table:table-row>
      </table:table>
      <text:p text:style-name="P13"/>
      <text:p text:style-name="P13"/>
      <text:p text:style-name="P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row>
          <table:table-cell table:style-name="Tabela5.A1" table:number-columns-spanned="5" office:value-type="string">
            <text:p text:style-name="P163"><text:span text:style-name="T71">ACOMPANHANTES</text:span>: <text:span text:style-name="T27">Relação que armazena dados do relacionamento recursivo entre “HOSPEDE”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4" office:value-type="string">
            <text:p text:style-name="P138">Atributo </text:p>
          </table:table-cell>
          <table:table-cell table:style-name="Tabela5.D4" office:value-type="string">
            <text:p text:style-name="P138">Descrição</text:p>
          </table:table-cell>
          <table:table-cell table:style-name="Tabela5.C4" office:value-type="string">
            <text:p text:style-name="P138">Tipo</text:p>
          </table:table-cell>
          <table:table-cell table:style-name="Tabela5.D4" office:value-type="string">
            <text:p text:style-name="P138">Domínio</text:p>
          </table:table-cell>
          <table:table-cell table:style-name="Tabela5.E4" office:value-type="string">
            <text:p text:style-name="P138">Restrição</text:p>
            <text:p text:style-name="P138"/>
          </table:table-cell>
        </table:table-row>
        <table:table-row>
          <table:table-cell table:style-name="Tabela5.A4" office:value-type="string">
            <text:p text:style-name="P174">Id<text:span text:style-name="T72">Acompanhante</text:span></text:p>
          </table:table-cell>
          <table:table-cell table:style-name="Tabela5.D4" office:value-type="string">
            <text:p text:style-name="P100">Atributo que representa o <text:span text:style-name="T65">ID</text:span> do hóspede</text:p>
          </table:table-cell>
          <table:table-cell table:style-name="Tabela5.C4" office:value-type="string">
            <text:p text:style-name="P108">SERIAL</text:p>
          </table:table-cell>
          <table:table-cell table:style-name="Tabela5.D4" office:value-type="string">
            <text:p text:style-name="P121">Números inteiros positivos</text:p>
          </table:table-cell>
          <table:table-cell table:style-name="Tabela5.E4" office:value-type="string">
            <text:list xml:id="list161033292679981" text:continue-numbering="true" text:style-name="L2">
              <text:list-item>
                <text:p text:style-name="P225">Chave primaria</text:p>
              </text:list-item>
              <text:list-item>
                <text:p text:style-name="P211">Chave estrangeira que faz referência ao atributo “<text:span text:style-name="T65">ID</text:span>” na tabela “<text:span text:style-name="T49">HOSPEDE”</text:span></text:p>
                <text:p text:style-name="P211"/>
              </text:list-item>
            </text:list>
          </table:table-cell>
        </table:table-row>
        <text:soft-page-break/>
        <table:table-row>
          <table:table-cell table:style-name="Tabela5.A4" office:value-type="string">
            <text:p text:style-name="P178">idHospedePrincipal</text:p>
          </table:table-cell>
          <table:table-cell table:style-name="Tabela5.D4" office:value-type="string">
            <text:p text:style-name="P100">Atributo que representa o <text:span text:style-name="T65">ID</text:span> do hóspede</text:p>
          </table:table-cell>
          <table:table-cell table:style-name="Tabela5.C4" office:value-type="string">
            <text:p text:style-name="P108">SERIAL</text:p>
          </table:table-cell>
          <table:table-cell table:style-name="Tabela5.D4" office:value-type="string">
            <text:p text:style-name="P121">Números inteiros positivos</text:p>
          </table:table-cell>
          <table:table-cell table:style-name="Tabela5.E4" office:value-type="string">
            <text:list xml:id="list161034853209747" text:continue-numbering="true" text:style-name="L2">
              <text:list-item>
                <text:p text:style-name="P211">Chave estrangeira que faz referência ao atributo “<text:span text:style-name="T65">ID</text:span>” na tabela “<text:span text:style-name="T49">HOSPEDE”</text:span></text:p>
                <text:p text:style-name="P211"/>
              </text:list-item>
            </text:list>
          </table:table-cell>
        </table:table-row>
      </table:table>
      <text:p text:style-name="P19"/>
      <text:p text:style-name="P2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row>
          <table:table-cell table:style-name="Tabela6.A1" table:number-columns-spanned="5" office:value-type="string">
            <text:p text:style-name="P178">LAVANDERIA_LAVA_PECA: Relação que armazena dados do relacionamento entre “SERVICO_LAVANDERIA” e “PECA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5" office:value-type="string">
            <text:p text:style-name="P139">Atributo </text:p>
          </table:table-cell>
          <table:table-cell table:style-name="Tabela6.D5" office:value-type="string">
            <text:p text:style-name="P139">Descrição</text:p>
          </table:table-cell>
          <table:table-cell table:style-name="Tabela6.C5" office:value-type="string">
            <text:p text:style-name="P139">Tipo</text:p>
          </table:table-cell>
          <table:table-cell table:style-name="Tabela6.D5" office:value-type="string">
            <text:p text:style-name="P139">Domínio</text:p>
          </table:table-cell>
          <table:table-cell table:style-name="Tabela6.E5" office:value-type="string">
            <text:p text:style-name="P139">Restrição</text:p>
            <text:p text:style-name="P139"/>
          </table:table-cell>
        </table:table-row>
        <table:table-row>
          <table:table-cell table:style-name="Tabela6.A5" office:value-type="string">
            <text:p text:style-name="P149">I<text:span text:style-name="T6">dServExtraLavanderia</text:span></text:p>
          </table:table-cell>
          <table:table-cell table:style-name="Tabela6.D5" office:value-type="string">
            <text:p text:style-name="P52">Atributo que representa <text:span text:style-name="T4">o ID do serviço extra lavanderia</text:span></text:p>
          </table:table-cell>
          <table:table-cell table:style-name="Tabela6.C5" office:value-type="string">
            <text:p text:style-name="P125">int</text:p>
          </table:table-cell>
          <table:table-cell table:style-name="Tabela6.D5" office:value-type="string">
            <text:p text:style-name="P63"><text:span text:style-name="T48">Nú</text:span>meros positivos</text:p>
          </table:table-cell>
          <table:table-cell table:style-name="Tabela6.E5" office:value-type="string">
            <text:list xml:id="list161033218619268" text:continue-numbering="true" text:style-name="L2">
              <text:list-item>
                <text:p text:style-name="P192">Chave Prim<text:span text:style-name="T52">á</text:span>ria</text:p>
              </text:list-item>
              <text:list-item>
                <text:p text:style-name="P230">Chave Estrangeria que faz referência ao atributo “idServExtra” na tabela “SERVICO_LAVANDERIA”</text:p>
              </text:list-item>
            </text:list>
            <text:p text:style-name="P35"/>
          </table:table-cell>
        </table:table-row>
        <table:table-row>
          <table:table-cell table:style-name="Tabela6.A5" office:value-type="string">
            <text:p text:style-name="P179">TipoPeca</text:p>
          </table:table-cell>
          <table:table-cell table:style-name="Tabela6.D5" office:value-type="string">
            <text:p text:style-name="P116">Atributo que representa o <text:span text:style-name="T73">tipo de peça a ser lavada</text:span></text:p>
          </table:table-cell>
          <table:table-cell table:style-name="Tabela6.C5" office:value-type="string">
            <text:p text:style-name="P124">String(30)</text:p>
          </table:table-cell>
          <table:table-cell table:style-name="Tabela6.D5" office:value-type="string">
            <text:p text:style-name="P124">String(30)</text:p>
          </table:table-cell>
          <table:table-cell table:style-name="Tabela6.E5" office:value-type="string">
            <text:list xml:id="list161034282765997" text:continue-numbering="true" text:style-name="L2">
              <text:list-item>
                <text:p text:style-name="P233">Chave primária</text:p>
              </text:list-item>
              <text:list-item>
                <text:p text:style-name="P233">Chave estrangeira que faz referência ao atributo “peca” na tabela “PECA”</text:p>
              </text:list-item>
            </text:list>
          </table:table-cell>
        </table:table-row>
        <table:table-row>
          <table:table-cell table:style-name="Tabela6.A5" office:value-type="string">
            <text:p text:style-name="P180">Quantidade</text:p>
          </table:table-cell>
          <table:table-cell table:style-name="Tabela6.D5" office:value-type="string">
            <text:p text:style-name="P87">Atributo que representa <text:span text:style-name="T74">a quantidade de peças lavadas</text:span></text:p>
          </table:table-cell>
          <table:table-cell table:style-name="Tabela6.C5" office:value-type="string">
            <text:p text:style-name="P87">Int</text:p>
          </table:table-cell>
          <table:table-cell table:style-name="Tabela6.D5" office:value-type="string">
            <text:p text:style-name="P87">Número<text:span text:style-name="T42">s inteiros</text:span> positivo<text:span text:style-name="T42">s</text:span></text:p>
          </table:table-cell>
          <table:table-cell table:style-name="Tabela6.E5" office:value-type="string">
            <text:list xml:id="list161034086008602" text:continue-numbering="true" text:style-name="L2">
              <text:list-item>
                <text:p text:style-name="P236">Não nulo</text:p>
              </text:list-item>
            </text:list>
          </table:table-cell>
        </table:table-row>
        <table:table-row>
          <table:table-cell table:style-name="Tabela6.A6" office:value-type="string">
            <text:p text:style-name="P183">ValorLavagem</text:p>
          </table:table-cell>
          <table:table-cell table:style-name="Tabela6.D6" office:value-type="string">
            <text:p text:style-name="P87">Atributo que representa <text:span text:style-name="T75">o valor da lavagem</text:span></text:p>
          </table:table-cell>
          <table:table-cell table:style-name="Tabela6.C6" office:value-type="string">
            <text:p text:style-name="P125">Real</text:p>
          </table:table-cell>
          <table:table-cell table:style-name="Tabela6.D6" office:value-type="string">
            <text:p text:style-name="P125">Números reais positivos</text:p>
          </table:table-cell>
          <table:table-cell table:style-name="Tabela6.E6" office:value-type="string">
            <text:list xml:id="list161034771968272" text:continue-numbering="true" text:style-name="L2">
              <text:list-item>
                <text:p text:style-name="P220">Não nulo</text:p>
              </text:list-item>
            </text:list>
          </table:table-cell>
        </table:table-row>
      </table:table>
      <text:p text:style-name="P20"/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row>
          <table:table-cell table:style-name="Tabela7.A1" table:number-columns-spanned="5" office:value-type="string">
            <text:p text:style-name="P183">BAR_TEM_PRODUTO: Relação que armazena dados do relacionamento entre “SERVICO_BAR_RESTAURANTE” e “PRODUTO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7.A5" office:value-type="string">
            <text:p text:style-name="P140">Atributo </text:p>
          </table:table-cell>
          <table:table-cell table:style-name="Tabela7.D5" office:value-type="string">
            <text:p text:style-name="P140">Descrição</text:p>
          </table:table-cell>
          <table:table-cell table:style-name="Tabela7.C5" office:value-type="string">
            <text:p text:style-name="P140">Tipo</text:p>
          </table:table-cell>
          <table:table-cell table:style-name="Tabela7.D5" office:value-type="string">
            <text:p text:style-name="P140">Domínio</text:p>
          </table:table-cell>
          <table:table-cell table:style-name="Tabela7.E5" office:value-type="string">
            <text:p text:style-name="P140">Restrição</text:p>
            <text:p text:style-name="P140"/>
          </table:table-cell>
        </table:table-row>
        <table:table-row>
          <table:table-cell table:style-name="Tabela7.A5" office:value-type="string">
            <text:p text:style-name="P150">I<text:span text:style-name="T6">dServExtraBar</text:span></text:p>
          </table:table-cell>
          <table:table-cell table:style-name="Tabela7.D5" office:value-type="string">
            <text:p text:style-name="P53">Atributo que representa <text:span text:style-name="T4">o ID do serviço extra Bar/Restaurante</text:span></text:p>
          </table:table-cell>
          <table:table-cell table:style-name="Tabela7.C5" office:value-type="string">
            <text:p text:style-name="P64">Int</text:p>
          </table:table-cell>
          <table:table-cell table:style-name="Tabela7.D5" office:value-type="string">
            <text:p text:style-name="P64"><text:span text:style-name="T48">Nú</text:span>meros positivos</text:p>
          </table:table-cell>
          <table:table-cell table:style-name="Tabela7.E5" office:value-type="string">
            <text:list xml:id="list161033758926759" text:continue-numbering="true" text:style-name="L2">
              <text:list-item>
                <text:p text:style-name="P193">Chave Prim<text:span text:style-name="T52">á</text:span>ria</text:p>
              </text:list-item>
              <text:list-item>
                <text:p text:style-name="P231">Chave Estrangeria que faz referência ao atributo <text:soft-page-break/>“idServExtra” na tabela “SERVICO_<text:span text:style-name="T75">BAR_RESTAURANTE</text:span>”</text:p>
              </text:list-item>
            </text:list>
            <text:p text:style-name="P36"/>
          </table:table-cell>
        </table:table-row>
        <table:table-row>
          <table:table-cell table:style-name="Tabela7.A5" office:value-type="string">
            <text:p text:style-name="P183">CodProduto</text:p>
          </table:table-cell>
          <table:table-cell table:style-name="Tabela7.D5" office:value-type="string">
            <text:p text:style-name="P117">Atributo que representa o <text:span text:style-name="T75">código do produto vendido</text:span></text:p>
          </table:table-cell>
          <table:table-cell table:style-name="Tabela7.C5" office:value-type="string">
            <text:p text:style-name="P125">Int</text:p>
          </table:table-cell>
          <table:table-cell table:style-name="Tabela7.D5" office:value-type="string">
            <text:p text:style-name="P125">Números inteiros positivos</text:p>
          </table:table-cell>
          <table:table-cell table:style-name="Tabela7.E5" office:value-type="string">
            <text:list xml:id="list161034027604926" text:continue-numbering="true" text:style-name="L2">
              <text:list-item>
                <text:p text:style-name="P234">Chave primária</text:p>
              </text:list-item>
              <text:list-item>
                <text:p text:style-name="P234">Chave estrangeira que faz referência ao atributo “<text:span text:style-name="T76">codigo</text:span>” na tabela “<text:span text:style-name="T76">PRODUTO</text:span>”</text:p>
              </text:list-item>
            </text:list>
          </table:table-cell>
        </table:table-row>
        <table:table-row>
          <table:table-cell table:style-name="Tabela7.A5" office:value-type="string">
            <text:p text:style-name="P181">Quantidade</text:p>
          </table:table-cell>
          <table:table-cell table:style-name="Tabela7.D5" office:value-type="string">
            <text:p text:style-name="P88">Atributo que representa <text:span text:style-name="T74">a quantidade de produtos vendidos</text:span></text:p>
          </table:table-cell>
          <table:table-cell table:style-name="Tabela7.C5" office:value-type="string">
            <text:p text:style-name="P88">Int</text:p>
          </table:table-cell>
          <table:table-cell table:style-name="Tabela7.D5" office:value-type="string">
            <text:p text:style-name="P88">Número<text:span text:style-name="T42">s inteiros</text:span> positivo<text:span text:style-name="T42">s</text:span></text:p>
          </table:table-cell>
          <table:table-cell table:style-name="Tabela7.E5" office:value-type="string">
            <text:list xml:id="list161034095072202" text:continue-numbering="true" text:style-name="L2">
              <text:list-item>
                <text:p text:style-name="P237">Não nulo</text:p>
              </text:list-item>
            </text:list>
          </table:table-cell>
        </table:table-row>
        <table:table-row>
          <table:table-cell table:style-name="Tabela7.A6" office:value-type="string">
            <text:p text:style-name="P183">Valor<text:span text:style-name="T76">Venda</text:span></text:p>
          </table:table-cell>
          <table:table-cell table:style-name="Tabela7.D6" office:value-type="string">
            <text:p text:style-name="P88">Atributo que representa <text:span text:style-name="T75">o valor da venda</text:span></text:p>
          </table:table-cell>
          <table:table-cell table:style-name="Tabela7.C6" office:value-type="string">
            <text:p text:style-name="P125">Real</text:p>
          </table:table-cell>
          <table:table-cell table:style-name="Tabela7.D6" office:value-type="string">
            <text:p text:style-name="P125">Números reais positivos</text:p>
          </table:table-cell>
          <table:table-cell table:style-name="Tabela7.E6" office:value-type="string">
            <text:list xml:id="list161033219384435" text:continue-numbering="true" text:style-name="L2">
              <text:list-item>
                <text:p text:style-name="P221">Não nulo</text:p>
              </text:list-item>
            </text:list>
          </table:table-cell>
        </table:table-row>
      </table:table>
      <text:p text:style-name="P21"/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row>
          <table:table-cell table:style-name="Tabela8.A1" table:number-columns-spanned="5" office:value-type="string">
            <text:p text:style-name="P241">FRIGOBAR_TEM_PRODUTO: Relação que armazena dados do relacionamento entre “SERVICO_FRIGOBAR” e “PRODUTO”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5" office:value-type="string">
            <text:p text:style-name="P141">Atributo </text:p>
          </table:table-cell>
          <table:table-cell table:style-name="Tabela8.D5" office:value-type="string">
            <text:p text:style-name="P141">Descrição</text:p>
          </table:table-cell>
          <table:table-cell table:style-name="Tabela8.C5" office:value-type="string">
            <text:p text:style-name="P141">Tipo</text:p>
          </table:table-cell>
          <table:table-cell table:style-name="Tabela8.D5" office:value-type="string">
            <text:p text:style-name="P141">Domínio</text:p>
          </table:table-cell>
          <table:table-cell table:style-name="Tabela8.E5" office:value-type="string">
            <text:p text:style-name="P141">Restrição</text:p>
            <text:p text:style-name="P141"/>
          </table:table-cell>
        </table:table-row>
        <table:table-row>
          <table:table-cell table:style-name="Tabela8.A5" office:value-type="string">
            <text:p text:style-name="P151">I<text:span text:style-name="T6">dServExtraFrigobar</text:span></text:p>
          </table:table-cell>
          <table:table-cell table:style-name="Tabela8.D5" office:value-type="string">
            <text:p text:style-name="P54">Atributo que representa <text:span text:style-name="T4">o ID do serviço extra Frigobar</text:span></text:p>
          </table:table-cell>
          <table:table-cell table:style-name="Tabela8.C5" office:value-type="string">
            <text:p text:style-name="P65">Int</text:p>
          </table:table-cell>
          <table:table-cell table:style-name="Tabela8.D5" office:value-type="string">
            <text:p text:style-name="P65"><text:span text:style-name="T48">Nú</text:span>meros positivos</text:p>
          </table:table-cell>
          <table:table-cell table:style-name="Tabela8.E5" office:value-type="string">
            <text:list xml:id="list161034055608097" text:continue-numbering="true" text:style-name="L2">
              <text:list-item>
                <text:p text:style-name="P194">Chave Prim<text:span text:style-name="T52">á</text:span>ria</text:p>
              </text:list-item>
              <text:list-item>
                <text:p text:style-name="P232">Chave Estrangeria que faz referência ao atributo “idServExtra” na tabela “SERVICO_<text:span text:style-name="T76">FRIGOBAR</text:span>”</text:p>
              </text:list-item>
            </text:list>
            <text:p text:style-name="P37"/>
          </table:table-cell>
        </table:table-row>
        <table:table-row>
          <table:table-cell table:style-name="Tabela8.A5" office:value-type="string">
            <text:p text:style-name="P184">CodProduto</text:p>
          </table:table-cell>
          <table:table-cell table:style-name="Tabela8.D5" office:value-type="string">
            <text:p text:style-name="P118">Atributo que representa o <text:span text:style-name="T75">código do produto vendido</text:span></text:p>
          </table:table-cell>
          <table:table-cell table:style-name="Tabela8.C5" office:value-type="string">
            <text:p text:style-name="P126">Int</text:p>
          </table:table-cell>
          <table:table-cell table:style-name="Tabela8.D5" office:value-type="string">
            <text:p text:style-name="P126">Números inteiros positivos</text:p>
          </table:table-cell>
          <table:table-cell table:style-name="Tabela8.E5" office:value-type="string">
            <text:list xml:id="list161034898434824" text:continue-numbering="true" text:style-name="L2">
              <text:list-item>
                <text:p text:style-name="P235">Chave primária</text:p>
              </text:list-item>
              <text:list-item>
                <text:p text:style-name="P235">Chave estrangeira que faz referência ao atributo “<text:span text:style-name="T76">codigo</text:span>” na tabela “<text:span text:style-name="T76">PRODUTO</text:span>”</text:p>
              </text:list-item>
            </text:list>
          </table:table-cell>
        </table:table-row>
        <table:table-row>
          <table:table-cell table:style-name="Tabela8.A5" office:value-type="string">
            <text:p text:style-name="P182">Quantidade</text:p>
          </table:table-cell>
          <table:table-cell table:style-name="Tabela8.D5" office:value-type="string">
            <text:p text:style-name="P89">Atributo que representa <text:span text:style-name="T74">a quantidade de </text:span><text:soft-page-break/><text:span text:style-name="T74">produtos vendidos</text:span></text:p>
          </table:table-cell>
          <table:table-cell table:style-name="Tabela8.C5" office:value-type="string">
            <text:p text:style-name="P89">Int</text:p>
          </table:table-cell>
          <table:table-cell table:style-name="Tabela8.D5" office:value-type="string">
            <text:p text:style-name="P89">Número<text:span text:style-name="T42">s inteiros</text:span> positivo<text:span text:style-name="T42">s</text:span></text:p>
          </table:table-cell>
          <table:table-cell table:style-name="Tabela8.E5" office:value-type="string">
            <text:list xml:id="list161033854651260" text:continue-numbering="true" text:style-name="L2">
              <text:list-item>
                <text:p text:style-name="P238">Não nulo</text:p>
              </text:list-item>
            </text:list>
          </table:table-cell>
        </table:table-row>
        <table:table-row>
          <table:table-cell table:style-name="Tabela8.A6" office:value-type="string">
            <text:p text:style-name="P184">Valor<text:span text:style-name="T76">Venda</text:span></text:p>
          </table:table-cell>
          <table:table-cell table:style-name="Tabela8.D6" office:value-type="string">
            <text:p text:style-name="P89">Atributo que representa <text:span text:style-name="T75">o valor da venda</text:span></text:p>
          </table:table-cell>
          <table:table-cell table:style-name="Tabela8.C6" office:value-type="string">
            <text:p text:style-name="P126">Real</text:p>
          </table:table-cell>
          <table:table-cell table:style-name="Tabela8.D6" office:value-type="string">
            <text:p text:style-name="P126">Números reais positivos</text:p>
          </table:table-cell>
          <table:table-cell table:style-name="Tabela8.E6" office:value-type="string">
            <text:list xml:id="list161034791214622" text:continue-numbering="true" text:style-name="L2">
              <text:list-item>
                <text:p text:style-name="P222">Não nulo</text:p>
              </text:list-item>
            </text:list>
          </table:table-cell>
        </table:table-row>
      </table:table>
      <text:p text:style-name="P2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104"><text:span text:style-name="T19">TELEFONE_CADASTRO: Rela</text:span><text:span text:style-name="T22">ção que guarda os telefones do cadastro de cada hóspe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34">Atributo </text:p>
          </table:table-cell>
          <table:table-cell table:style-name="Table13.D4" office:value-type="string">
            <text:p text:style-name="P134">Descrição</text:p>
            <text:p text:style-name="P134"/>
          </table:table-cell>
          <table:table-cell table:style-name="Table13.C4" office:value-type="string">
            <text:p text:style-name="P134">Tipo</text:p>
          </table:table-cell>
          <table:table-cell table:style-name="Table13.D4" office:value-type="string">
            <text:p text:style-name="P134">Domínio</text:p>
          </table:table-cell>
          <table:table-cell table:style-name="Table13.E4" office:value-type="string">
            <text:p text:style-name="P134">Restrição</text:p>
          </table:table-cell>
        </table:table-row>
        <table:table-row>
          <table:table-cell table:style-name="Table13.A4" office:value-type="string">
            <text:p text:style-name="P164">cpfCadastrado</text:p>
          </table:table-cell>
          <table:table-cell table:style-name="Table13.D4" office:value-type="string">
            <text:p text:style-name="P99">Atributo que representa o CPF <text:span text:style-name="T54">do cadastro de um hóspede</text:span></text:p>
          </table:table-cell>
          <table:table-cell table:style-name="Table13.C4" office:value-type="string">
            <text:p text:style-name="P105">String(11)</text:p>
          </table:table-cell>
          <table:table-cell table:style-name="Table13.D4" office:value-type="string">
            <text:p text:style-name="P105">String(11)</text:p>
          </table:table-cell>
          <table:table-cell table:style-name="Table13.E4" office:value-type="string">
            <text:list xml:id="list161034131699880" text:continue-numbering="true" text:style-name="L2">
              <text:list-item>
                <text:p text:style-name="P226">Chave prim<text:span text:style-name="T51">á</text:span>ria</text:p>
              </text:list-item>
              <text:list-item>
                <text:p text:style-name="P210">Chave estrangeira que faz referência ao atributo “CPF” na tabela CADASTRO</text:p>
              </text:list-item>
            </text:list>
          </table:table-cell>
        </table:table-row>
        <table:table-row>
          <table:table-cell table:style-name="Table13.A4" office:value-type="string">
            <text:p text:style-name="P161">Telefone</text:p>
          </table:table-cell>
          <table:table-cell table:style-name="Table13.D4" office:value-type="string">
            <text:p text:style-name="P105">Atributo que representa o telefone <text:span text:style-name="T69">cadastrado</text:span> <text:span text:style-name="T55">de um</text:span> hóspede </text:p>
          </table:table-cell>
          <table:table-cell table:style-name="Table13.C4" office:value-type="string">
            <text:p text:style-name="P105">String(<text:span text:style-name="T55">15</text:span>)</text:p>
          </table:table-cell>
          <table:table-cell table:style-name="Table13.D4" office:value-type="string">
            <text:p text:style-name="P105">String(<text:span text:style-name="T55">15</text:span>)</text:p>
          </table:table-cell>
          <table:table-cell table:style-name="Table13.E4" office:value-type="string">
            <text:list xml:id="list161034050083352" text:continue-numbering="true" text:style-name="L2">
              <text:list-item>
                <text:p text:style-name="P226">Chave prim<text:span text:style-name="T56">á</text:span>ria</text:p>
              </text:list-item>
            </text:list>
          </table:table-cell>
        </table:table-row>
      </table:table>
      <text:p text:style-name="P13"/>
      <text:p text:style-name="P13"/>
      <text:p text:style-name="P16"/>
      <text:p text:style-name="P16"/>
      <text:p text:style-name="P16"/>
      <text:p text:style-name="P13"/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9-04T16:10:32.743534830</dc:date>
    <meta:editing-duration>PT12H55M36S</meta:editing-duration>
    <meta:editing-cycles>252</meta:editing-cycles>
    <meta:generator>LibreOffice/5.1.6.2$Linux_X86_64 LibreOffice_project/10m0$Build-2</meta:generator>
    <meta:document-statistic meta:table-count="19" meta:image-count="0" meta:object-count="0" meta:page-count="12" meta:paragraph-count="569" meta:word-count="1876" meta:character-count="11842" meta:non-whitespace-character-count="10587"/>
  </office:meta>
</office:document-meta>
</file>